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鄭豐遠   |  2020.10.14 09:05   |   </text:span><text:a xlink:type="simple" xlink:href="http://palinfo.habago.org/Entry?Command=Information_PrintForum#FORUM40017"><text:span text:style-name="T2">#</text:span></text:a></text:p>
      <text:p text:style-name="P3"><text:span text:style-name="T1">昨天打電話給台灣的父親，就聊一件事: 如何應對戰爭。結論是: 什麼也做不了。</text:span><text:span text:style-name="T3"><text:line-break/><text:line-break/></text:span><text:span text:style-name="T1">我們幾乎可以很肯定地說，在有生之年必定能看到兩岸的統一，說不定就在明天或是下一秒發生。只是，這個過程多半是危險而痛苦的，除非…除非世上真的有奇蹟。</text:span><text:span text:style-name="T3"><text:line-break/><text:line-break/></text:span><text:span text:style-name="T1">直到幾個月前，幾十年來大陸從不間斷地對台灣釋出許多善意，過去甚至說如果兩岸統一，連國號、國旗、國歌都可以談。你可以想像，如果台灣在那時和祖國統一，台灣將因這個決定成為歷史上多麼光榮的存在，台灣人將迎來多麼光明的前途，如今將多麼自豪。但台灣不知好歹，把所謂一手好牌打得稀巴爛，大陸已經把門關上，讓台灣如今看來多麼愚蠢，多麼窩囊和令人不齒，而台灣人日後將成為一種負面標籤甚至一種臭名。</text:span><text:span text:style-name="T3"><text:line-break/><text:line-break/></text:span><text:span text:style-name="T1">你可以說，這一切都是因為美日的殖民洗腦與操弄，但問題是，世界上有哪個被殖民者會如此欣於跪舔迎合主人，甚至歡天喜地配合殖民者去竄改歷史並進而仇視自己的祖先、同胞和文化?</text:span><text:span text:style-name="T3"><text:line-break/><text:line-break/></text:span><text:span text:style-name="T1">你可以說，這一切都是人渣漢奸與政客的欺騙與謊言，但問題是，在資訊如此透明，大陸各種事實資訊如此容易取得的時代，兩千三百萬台灣人卻還近乎全民反中反華，心中普遍充滿各種荒唐可笑的傲慢與偏見，幾乎找不到一個願意大聲說自己是中國人，以身為中國人為榮的人。你能說這一切都是政客的責任嗎?</text:span><text:span text:style-name="T3"><text:line-break/><text:line-break/></text:span><text:span text:style-name="T1">生活在大陸或台灣，一定有各種不同的政治氛圍壓力，人們會壓抑真實的想法。於是出國似乎成了一面照妖鏡。我覺得華人出了國，往往會現出原形，根本掩藏不住。在澳洲，我實在很怕遇到台灣同胞，那種自卑、懦弱和窩囊實在看了都難受。相反地，大陸同胞尤其是年輕一代，氣質往往讓人佩服欣賞。人們往往有一種完全錯誤的印象，以為台灣人有什麼國際視野，大陸封閉落後，人民思考僵化洗腦嚴重。真實情況正好相反，台灣人已經被洗腦洗得根本連智商都說不定有問題，更不要說勇氣了。而大陸年輕一代充滿強大的心智力量和國際視野，把世界視為自己的舞台，雄心勃勃，出國或出海就像出征那樣，毫不畏懼，更不覺得自己低人一等。兩者差別判若雲泥。</text:span><text:span text:style-name="T3"><text:line-break/><text:line-break/></text:span><text:span text:style-name="T1">這些事如此明白，但有幾人會持相同相法? 我想恐怕是鳳毛麟角吧。”台灣”這場歷史荒唐鬧劇到底何時落幕，怎麼落幕，台灣人何去何從，每每想到就會陷入一種憂鬱和焦慮。</text:span><text:span text:style-name="T3"><text:line-break/><text:line-break/></text:span><text:span text:style-name="T1">鈺錠曾轉述某人的一句話，忘了是誰，但我是完全贊同的。這話是這麼說的: 中華文明的衰落，是如今世界陷入深重災難的根本原因。我不知道有多少人會真正明白和認同這句話。在我看這話當然也可以反過來說: 要解決今現世界的各種災難和悲劇，中國就是人類最大的希望。</text:span><text:span text:style-name="T3"><text:line-break/><text:line-break/></text:span><text:span text:style-name="T1">而這一切，只有時間才是真正的操盤手。個人生命與意志似乎起不了什麼作用，一個人所能做的也就只是把自己做好，對得起自己的良知和智商，不要為虎作倀，不要做那些讓後人不齒的事。</text:span><text:span text:style-name="T3"><text:line-break/><text:line-break/></text:span></text:p>
      <text:p text:style-name="P2"><text:span text:style-name="T1">陳真   |  2020.10.13 17:10   |   </text:span><text:a xlink:type="simple" xlink:href="http://palinfo.habago.org/Entry?Command=Information_PrintForum#FORUM40016"><text:span text:style-name="T2">#</text:span></text:a></text:p>
      <text:p text:style-name="P4"><text:span text:style-name="T1">馬屁隆隆的「余英時」們</text:span><text:span text:style-name="T3"><text:line-break/><text:line-break/></text:span><text:span text:style-name="T1">陳真</text:span><text:span text:style-name="T3"><text:line-break/><text:line-break/></text:span><text:span text:style-name="T1">2020. 10. 13.</text:span><text:span text:style-name="T3"><text:line-break/><text:line-break/><text:line-break/></text:span><text:span text:style-name="T1">在「無知之幕」(veil of ignorance) 的背後，「過去」總是不設防，因為我們對「未來」一無所知，於是「過去」成為「現在」與「未來」最好的證人。</text:span><text:span text:style-name="T3"><text:line-break/><text:line-break/></text:span><text:span text:style-name="T1">我買了許多報刊雜誌，家中堆積如山，往往一擱幾十年方才翻閱，連報紙也一樣，我把「新聞」擱成「史料」來讀；我不需急著知道當下，反倒更容易看向未來。</text:span><text:span text:style-name="T3"><text:line-break/><text:line-break/></text:span><text:span text:style-name="T1">一樣是舊文新登，去年(2019年)的3月28 日，我在巴勒網留言板上，寫了底下一些文字：</text:span><text:span text:style-name="T3"><text:line-break/><text:line-break/></text:span><text:span text:style-name="T1">最近，台南老家準備賣掉，被迫得在幾周內迅速清除所有東西，在惡臭陰暗的角落找到很多三十多年前跟黨外「同志」們的往來信件和舊手稿及文件等等等，上百箱。</text:span><text:span text:style-name="T3"><text:line-break/><text:line-break/></text:span><text:span text:style-name="T1">整理過程中，隨手稍微看了一兩篇，感覺歷史真的很像小說，全屬瞎掰，什麼獨立建國愛台灣的，種種人與事，純屬虛構，根本不是時下所宣傳。</text:span><text:span text:style-name="T3"><text:line-break/><text:line-break/></text:span><text:span text:style-name="T1">所謂「乞丐過溪行李多」，我這一生，身邊值錢的東西一個也沒有，「無價」之「廢棄物」例如信件和文件與書本等等等，卻有好幾大卡車。但我的房間僅有五、六坪大，東西多到根本塞不下，塞到連迴旋與立足的空間都沒有，被迫整理了一袋又一袋的文物和信件丟棄，感覺真是很心痛，就像挖自己的肉往垃圾桶裏丟那種感覺。往事不堪回首，依舊是一番血肉。</text:span><text:span text:style-name="T3"><text:line-break/><text:line-break/></text:span><text:span text:style-name="T1">在整理「無價」之廢棄物的過程中，剛剛看到一本《近代中國雙月刊》第36期，1988年2月29日出版，裏面有一篇文章叫〈吾見其進，未見其止--經國先生的現實與理想〉。我摘要幾段給大家看看，請大家猜猜是誰寫的：</text:span><text:span text:style-name="T3"><text:line-break/><text:line-break/></text:span><text:span text:style-name="T1">「蔣經國總統逝世已一星期。這一週來，我在東南亞和美國的英文報章上讀到無數報導和文字，全是讚揚經國先生。最近的一篇是《紐約時報》，讚揚經國先生留下的寶貴遺產。」</text:span><text:span text:style-name="T3"><text:line-break/><text:line-break/></text:span><text:span text:style-name="T1">馬屁作者給了一個小標題，叫做「偉人已逝，遺愛在民」，然後接著寫道：</text:span><text:span text:style-name="T3"><text:line-break/><text:line-break/></text:span><text:span text:style-name="T1">「國際上，對經國先生的讚揚，集中在兩大突破性成就上。第一是全力推動民主改革，第二是開放大陸探親。...見諸報章的頌詞，遠不及人民對他的哀悼，更能說明經國先生的非凡成就。」</text:span><text:span text:style-name="T3"><text:line-break/><text:line-break/></text:span><text:span text:style-name="T1">「我在新加坡跑到中華民國商務代辦處禮堂，向經國先生致敬，在那裏遇到兩位台灣來的年輕女士，自始至終飲泣不已。她們的雙目紅腫，顯然是一路哭泣而來。這完全是發自內心的哀痛，我們看了都十分感動。遺愛在民這句傳統套話，突然浮現在我的腦際，並且變得親切生動起來了。」</text:span><text:span text:style-name="T3"><text:line-break/><text:line-break/></text:span><text:span text:style-name="T1">「在這篇短文中，我將收拾起情感，儘量以客觀平靜的筆觸回憶經國先生，並展望中華民國的前景，如此我們才能懂得他為什麼會成為一位遺愛在民的領袖。更重要的，我們該怎樣去理解他的遺志，並促其實現。」</text:span><text:span text:style-name="T3"><text:line-break/><text:line-break/></text:span><text:span text:style-name="T1">「回顧經國先生在近四十年所踏過的足跡，我們清楚看到他的一生是不斷自我超越，不斷進步的一生。經國先生成為老總統 (陳真註：即蔣介石) 的一位重要助手，為此後的經濟發展奠定了基礎。」</text:span><text:span text:style-name="T3"><text:line-break/><text:line-break/></text:span><text:span text:style-name="T1">「民國五十年代末期開始，經國先生更逐步挑起了承先啟後的全國重任。民國六十一年接任行政院長時，他已是一位十分成熟而且有遠見的政治領袖了。最近二十年，經濟奇蹟和政治奇蹟在台灣相繼出現，就是和他的領導絕對分不開。」</text:span><text:span text:style-name="T3"><text:line-break/><text:line-break/></text:span><text:span text:style-name="T1">「民主改革，更是民國史上值得大書特書的頭等大事，我們特別可以從這件事情上看到經國先生不斷自我超越的高尚品質。最遲在民國六十七年 (陳真註：即1978年，美麗島事件的前一年，林宅滅門血案的前兩年) 始任總統之日，經國先生就已下定決心要完成民主憲政的部署了。這是在他個人生命史上尤其是最具有光彩的一頁，更為難能可貴；做為一個政治家，他的精神境界，始終不斷地提昇。」</text:span><text:span text:style-name="T3"><text:line-break/><text:line-break/></text:span><text:span text:style-name="T1">「經國先生的遺囑中，念念不忘民主改革和中國統一。這更透露出他的政治家智慧，既能掌握現實，又能不忘理想。他集大權於一身，而從不濫用權力，甚至容忍極少數人對他個人的無理謾罵。為了民主理想的實現，他寧願付出這一點無足輕重的代價。」</text:span><text:span text:style-name="T3"><text:line-break/><text:line-break/></text:span><text:span text:style-name="T1">「另一方面，台灣絕無茍安之理，經國先生開放大陸探親，除了出於人道精神之外，恐怕也有對大陸當局攻心的微妙作用。推己及人從來就是中國人的理想，對於他國皆然，何況是大陸十億同胞。在台灣的中國人應該以最大的誠意和善意，促使中國大陸早日走向富裕和開放，唯有如此，和平統一才有實現的可能。」</text:span><text:span text:style-name="T3"><text:line-break/><text:line-break/></text:span><text:span text:style-name="T1">「所謂己欲立而立人，己欲達而達人，自了漢是做不成的。經國先生掌握現實的本領固然值得欽佩，但是他對於高遠理想的執著，則更值得後人的效法。」</text:span><text:span text:style-name="T3"><text:line-break/><text:line-break/></text:span><text:span text:style-name="T1">(原載民國七十七年一月二十六日中央日報)</text:span><text:span text:style-name="T3"><text:line-break/><text:line-break/></text:span><text:span text:style-name="T1">這篇馬屁文是誰寫的，大家猜出來了嗎？</text:span><text:span text:style-name="T3"><text:line-break/><text:line-break/></text:span><text:span text:style-name="T1">提示：此人近兩年被綠營捧為國師，捧為偉大思想家，還說他是如何如何具有什麼高風亮節威武不能屈的知識份子之風骨。真是見鬼了！</text:span><text:span text:style-name="T3"><text:line-break/><text:line-break/></text:span><text:span text:style-name="T1">五年前，人渣黨策動大腸花運動，仇中反華，跡近瘋狂，參與者滿口「支那賤畜」，但是，這位過去對蔣家政權歌功頌德的統派馬屁大師卻對大腸花大加讚揚。這位具有所謂「知識份子的偉大風骨」的民進黨國師是誰呢？若不google，我不信你們能猜得出來。</text:span><text:span text:style-name="T3"><text:line-break/><text:line-break/></text:span><text:span text:style-name="T1">在他當年對蔣經國歌功頌德到跡近肉麻的同時，也就是蔣經國去世的那一天，當我聽到蔣經國過世的消息，我迅速花了十幾分鐘寫了篇文章，做成傳單，印了幾百份，跑去高醫校門口散發。兩分鐘後，就像圍捕江洋大盜那樣，立即遭到逮捕。</text:span><text:span text:style-name="T3"><text:line-break/><text:line-break/></text:span><text:span text:style-name="T1">我在那堆積如山的「無價」廢棄物之中，也找到了當年我手寫的那份反蔣傳單的原始手稿，上面還沾有一片血跡。那是我的血，但我忘了當時是怎麼受的傷，只記得當刺耳的警笛聲此起彼落由遠而近時，幾位路人叫我趕快逃跑。但我覺得應該逃跑的是惡人才對，不是我。柯恩兄弟的電影《真實的勇氣》片頭有一句箴言講得挺好，它說：「無人追趕時，惡人亦逃跑」。</text:span><text:span text:style-name="T3"><text:line-break/><text:line-break/></text:span><text:span text:style-name="T1">其實我一點都不討厭蔣經國，我只是討厭人們在吹捧他為神明、為他的死亡而哀嚎的同時，為何卻對日常生活中數萬雛妓不見天日的痛苦以及貧病小孩之求救無門和處於社會最底層的原住民還有老是被它國政府綁架勒索的漁民，從來沒有一絲一毫的關注與憐憫。蔣經國死的那一天，我當街散發的那份反蔣傳單，目的不在批蔣，裏頭寫的就只是這樣一些內容。</text:span><text:span text:style-name="T3"><text:line-break/><text:line-break/></text:span><text:span text:style-name="T1">以上是去年舊文。大家知道這位當年馬屁隆隆的馬屁大師是誰了嗎？答案是余英時。</text:span><text:span text:style-name="T3"><text:line-break/><text:line-break/></text:span><text:span text:style-name="T1">這樣一些所謂知識份子，在當年個個乖巧無比，所言所行，完全迎合舊黨國。你看余英時是怎麼說的，說蔣經國如何如何偉大，如何如何不平凡，如何如何崇高人格，如何如何有智慧，甚至歌頌說蔣經國的偉大胸襟使他能夠「容忍極少數人對他個人的無理謾罵」。</text:span><text:span text:style-name="T3"><text:line-break/><text:line-break/></text:span><text:span text:style-name="T1">他媽的這是事實嗎？吹捧到這種地步，不覺得可恥嗎？蔣家王朝底下，殺了多少人？關了多少人？偶語棄市，文字成獄，妻離子散，家破人亡者，數得清嗎？光是在美國主導下、以所謂「匪諜」為最大宗的政治迫害就有十幾萬個案子；而且動輒酷刑伺候，陰莖通電，陰道捅鋼刷，刷得你屁滾尿流，血跡斑斑，簡直泯滅人性。</text:span><text:span text:style-name="T3"><text:line-break/><text:line-break/></text:span><text:span text:style-name="T1">黨外時，大約是1976年，有個人叫白雅燦，出來參選民意代表，一個人在台北西門町馬路邊散發政見傳單，政見裏頭有一條，要求蔣經國公佈財產，結果馬上就被抓，飽受殘忍酷刑，判處無期徒刑，關在綠島。蔣經國死掉後，1988年才獲釋。</text:span><text:span text:style-name="T3"><text:line-break/><text:line-break/></text:span><text:span text:style-name="T1">「余英時們」這些馬屁精，居然能夠眛著良心拍馬屁拍到如此肉麻的地步。現在，藍色舊黨國倒了，垮了，「余英時們」馬上搖身一變，居然又完全迎合起綠色「新黨國」之種種惡行，而且把自己裝扮成數十年如一日、具有什麼偉大風骨的知識份子。</text:span><text:span text:style-name="T3"><text:line-break/><text:line-break/></text:span><text:span text:style-name="T1">他媽的真是很無恥。不管怎麼改朝換代，所謂知識份子基本上就是這樣一種德性，宛如變色龍一般，永遠和當權主流緊緊結合，打壓少數異己。 </text:span></text:p>
      <text:p text:style-name="P2"><text:span text:style-name="T1">陳真   |  2020.10.13 00:27   |   </text:span><text:a xlink:type="simple" xlink:href="http://palinfo.habago.org/Entry?Command=Information_PrintForum#FORUM40015"><text:span text:style-name="T2">#</text:span></text:a></text:p>
      <text:p text:style-name="P3"><text:span text:style-name="T1">順民、爛人、人渣與烈士</text:span><text:span text:style-name="T3"><text:line-break/><text:line-break/></text:span><text:span text:style-name="T1">陳真</text:span><text:span text:style-name="T3"><text:line-break/><text:line-break/></text:span><text:span text:style-name="T1">2020. 10. 13.</text:span><text:span text:style-name="T3"><text:line-break/><text:line-break/><text:line-break/></text:span><text:span text:style-name="T1">殷海光曾經區分幾種不同的道德情境，用我的話來說，簡單可以這麼說：</text:span><text:span text:style-name="T3"><text:line-break/><text:line-break/></text:span><text:span text:style-name="T1">當不服從的後果有點嚴重時，那麼，服從便是人性，而人性是值得憐憫的，無須譴責。</text:span><text:span text:style-name="T3"><text:line-break/><text:line-break/></text:span><text:span text:style-name="T1">其實，不管怎麼改朝換代，絕大多數人都是這樣一種順民。舊黨國時代，上哪去找膽敢反對蔣家王朝的人？鳳毛麟角，少之又少。</text:span><text:span text:style-name="T3"><text:line-break/><text:line-break/></text:span><text:span text:style-name="T1">倒是有這麼一種人，無以名之，姑且就說是「爛人」吧，過去明明乖得像龜孫子似的，但是，一旦改朝換代，風向變了，馬上就竄改個人歷史，說自己過去便如何勇敢地反國民黨云云，根本就是一派謊言。學界、醫界特別多這種爛人。過去二十多年來，突然冒出許多這樣一種爛人，全是鬼扯蛋，純屬欺世盜名。</text:span><text:span text:style-name="T3"><text:line-break/><text:line-break/></text:span><text:span text:style-name="T1">這還不夠惡劣，最為齷齪無恥的就是人渣。何謂人渣呢？人渣就是舊黨國時代便為非作歹，吃香喝辣，欺壓忠良，可是，當風向轉變，當旗子換了顏色，馬上也跟著變色，搖身一變，居然變成「新黨國」，繼續為非作歹，繼續貪婪腐敗，繼續糟蹋忠良。人渣黨檯面人物，十之八九就是這兩種人，不是爛人，便是人渣。</text:span><text:span text:style-name="T3"><text:line-break/><text:line-break/></text:span><text:span text:style-name="T1">人渣類型眾多，難以一一說明，所謂「社運人士」便是一例。他不是真的支持什麼或反對什麼，而是把理想拿來當成一種打擊異己、換取個人權位與名利的工具。台灣的所謂「社運人士」、「學運人士」百分之九十九點九就是這樣的人；根據個人利益與顏色來決定他何時該支持、何時該反對。</text:span><text:span text:style-name="T3"><text:line-break/><text:line-break/></text:span><text:span text:style-name="T1">比方說，昨天說美國毒豬毒牛如何恐怖，如何惡毒，激昂慷慨，糾眾抗爭。但是呢，當今天藉以搞到權位後，馬上改口說，美國豬牛多營養多環保啊，幼兒吃了好健康啊，而且還能造福豬農呢。如果這不是人渣，什麼是人渣？</text:span><text:span text:style-name="T3"><text:line-break/><text:line-break/></text:span><text:span text:style-name="T1">從核電到食安，從反軍購到反國安法，從反媒體壟斷到反校園政治控制等等等，千千萬萬種所謂理想，不用多，就請你告訴我一件就好，有沒有哪一件所謂理想是人渣黨當真的？零！一件也沒有，全部是斂財奪權的詐騙工具。如果這不是人渣，什麼是人渣？ </text:span><text:span text:style-name="T3"><text:line-break/><text:line-break/></text:span><text:span text:style-name="T1">再比方說，當今的台灣社會，經過這十多年來媒體與教材鋪天蓋地的瘋狂洗腦，「中國」與「中國人」居然從過去的歌頌對象，變成一種仇恨對象，一種骯髒與邪惡的代名詞。市面上許多這類人渣，整天打擊、羞辱中國與中國人，甚至不允許別人認同中國，不允許別人說自己是中國人。</text:span><text:span text:style-name="T3"><text:line-break/><text:line-break/></text:span><text:span text:style-name="T1">這樣一種人渣，為何是人渣呢？因為他們過去恰恰就是整天把「中國」與「中國人」給神聖化，甚至法西斯化，以之和「台灣」及「台灣人」做為一種對立，不許也不屑人們說自己是台灣人，不許也不屑人們重視台灣島內本土事物，把台灣和台灣人視之為沒水準的象徵，抬舉「國語」，羞辱台語，把台灣人長期當成低等賤民。</text:span><text:span text:style-name="T3"><text:line-break/><text:line-break/></text:span><text:span text:style-name="T1">然而，這樣一些過去吃香喝辣為非作歹作威作福的黨國人渣及其各路幫凶，如今卻個個變成「勇敢的台灣人」、「偉大的台灣人」，變成「台獨急先鋒」，照樣吃香喝辣為非作歹作威作福，整天羞辱、打壓、醜化中國與中國，不許也不屑人們說自己是中國人，否則就打成全民公敵，打成過街老鼠。</text:span><text:span text:style-name="T3"><text:line-break/><text:line-break/></text:span><text:span text:style-name="T1">媒體與文化界及學界醫界之中，很多這樣的人。如果這不是人渣，那我不知道做為一個人還能有什麼樣更加卑鄙齷齪無恥下流的事了。</text:span><text:span text:style-name="T3"><text:line-break/><text:line-break/></text:span><text:span text:style-name="T1">說完了順民、爛人與人渣這三種人，最後還有一種，極其罕見，謂之烈士。烈士就是為了理想或公義，願意付出痛苦代價者。就如張藝謀所說，交戰雙方都各有英雄。不管哪一種顏色，都有烈士，都有充滿勇氣、值得敬重的正直之士；他們的行為或立場本身不一定是對的，但他們之所為，終究並非出於私利盤算，並且願意為之付出代價而不求回報。</text:span><text:span text:style-name="T3"><text:line-break/><text:line-break/></text:span><text:span text:style-name="T1">各位不妨捫心自問，自己是哪一種人？</text:span><text:span text:style-name="T3"><text:line-break/><text:line-break/></text:span><text:span text:style-name="T1">我常說，我對人渣黨只有一個恨字，但我對那些整天罵人渣黨的人，倒也不會因此就視為同志。很多反綠者，言行素質其實與綠無異，猥瑣窩囊，看不出一絲正直。如果肌膚能洩露一個人的年齡，那麼，一個人的文字與言行，同樣也會洩露一個人的內在本性。</text:span></text:p>
      <text:p text:style-name="P2"><text:span text:style-name="T1">陳真   |  2020.10.08 17:20   |   </text:span><text:a xlink:type="simple" xlink:href="http://palinfo.habago.org/Entry?Command=Information_PrintForum#FORUM40014"><text:span text:style-name="T2">#</text:span></text:a></text:p>
      <text:p text:style-name="P4"><text:span text:style-name="T1">狗官出巡幾時休？</text:span><text:span text:style-name="T3"><text:line-break/><text:line-break/></text:span><text:span text:style-name="T1">陳真</text:span><text:span text:style-name="T3"><text:line-break/><text:line-break/></text:span><text:span text:style-name="T1">2020. 10. 08.</text:span><text:span text:style-name="T3"><text:line-break/><text:line-break/><text:line-break/></text:span><text:span text:style-name="T1">過去黨外經常批評國民黨是權貴，總是說「我們一般人」風吹雨打艱苦過日子，騎機車，穿雨衣，吃路邊攤，而國民黨人卻個個威風八面，衣香鬢影，油頭粉面。</text:span><text:span text:style-name="T3"><text:line-break/><text:line-break/></text:span><text:span text:style-name="T1">這是事實，但是，人渣黨搶到權力之後，卻比當年國民黨還更誇張百倍。</text:span><text:span text:style-name="T3"><text:line-break/><text:line-break/></text:span><text:span text:style-name="T1">蔣經國時代，哪個政治人物敢大吃大喝？只能眾人合吃四菜一湯的梅花餐，吃不完還得打包，不能有一絲浪費；家裏甚至連冷氣都不敢吹，只能搖扇子，吹電扇。</text:span><text:span text:style-name="T3"><text:line-break/><text:line-break/></text:span><text:span text:style-name="T1">現在呢，人渣黨的「辦公室」卻搬到酒店，環肥燕瘦，夜夜笙歌，一擲萬金。許信良甚至還說，「哪個男人沒上過酒家」。我就從沒去過酒家，我連KTV也沒去過。但我聽說，去一趟酒家，幾萬元跑不掉。</text:span><text:span text:style-name="T3"><text:line-break/><text:line-break/></text:span><text:span text:style-name="T1">還記得所謂「五百元便當」的故事嗎？不知道的人，請自行搜尋，相信應該都還能查得到這件莫須有之罪名。此事影響之深，幾乎可以說是壓垮國民黨政權的最後一根稻草；連戰和國民黨從此和「權貴」、「朱門酒肉臭」畫上等號。人渣黨抹黑功力之厲害，由此可見一斑。</text:span><text:span text:style-name="T3"><text:line-break/><text:line-break/></text:span><text:span text:style-name="T1">那就如同飽讀詩書，出口成章，言行頗有深度與深厚情感的韓國瑜，居然也能抹黑成 「草包」。事實上，整個台灣政檀，除了林義雄，我真的還一時想不出來還有誰跟韓國瑜一樣擁有一種深刻思維及文學素養的政治人物？簡單這麼說，林、韓二人，具有一種古典讀書人的氣質與涵養，而不光只是某種狹隘甚且相當腦殘的專業匠氣，例如柯文哲。</text:span><text:span text:style-name="T3"><text:line-break/><text:line-break/></text:span><text:span text:style-name="T1">這只是一個極其明顯的事實，我知道一般人不可能認同，因為，惟有當你具有某種高度或特質時，你才有可能認識或「看見」某種事實。就比方說，我如果說陳文茜、柯文哲和龍應台等等，全是草包，言語乏味淺薄，俗不可耐。你聽了，一定會以為我是故意在亂講，但我只是說出事實，說出內心話。因此，我也不打算在這方面說服你。因為這無關乎說服，而只關乎某種「眼光」和「世界」。不同「世界」的生物，「觀看」人事物的「眼光」自然也就不一樣。</text:span><text:span text:style-name="T3"><text:line-break/><text:line-break/></text:span><text:span text:style-name="T1">在此我想說的是，人渣黨透過全面掌控媒體與教育，洗腦之厲害，真是神乎其技，難以想像。</text:span><text:span text:style-name="T3"><text:line-break/></text:span><text:span text:style-name="T1">連戰的「五百元便當」故事是這樣：</text:span><text:span text:style-name="T3"><text:line-break/><text:line-break/></text:span><text:span text:style-name="T1">1996年，連戰擔任行政院長，來台中視察，地方上許多記者想要跟連戰「餐敘」，於是台中市政府就在某家日本料理店訂了20人聚餐的座位。結果，連戰因為行程太趕，沒法坐下來吃飯聊天。可是，餐廳都訂好了怎麼辦？只好取消。但是，食物餐點總不能全拿去餵狗吧？於是，餐廳就把這些食物打包，做成一個個所謂「便當」，分送給記者們。算一算，一個「便當」平均大約五百元。</text:span><text:span text:style-name="T3"><text:line-break/><text:line-break/></text:span><text:span text:style-name="T1">這跟我們平常買的「便當」概念當然不一樣，就好像婚宴喜慶一桌往往要上萬元，十人圍一桌，一個人平均要價至少一千元起跳。如果把這些菜餚打包，做成「便當」讓客人帶回家吃，難道你能說這些客人生活豪奢，吃個「便當」就要一兩千元。你若要這樣講話，那就是存心睜眼說瞎話。</text:span><text:span text:style-name="T3"><text:line-break/><text:line-break/></text:span><text:span text:style-name="T1">但是，人渣黨就是這麼厲害，把這個根本不具有任何道德意義的打包食物事件，故意說成連戰及國民黨人生活奢靡無度，荒淫無道，連吃個便當都要五百元，而「我們台灣人」只能吃五十元的便當。</text:span><text:span text:style-name="T3"><text:line-break/><text:line-break/></text:span><text:span text:style-name="T1">當此一謠言不斷傳播、渲染，民怨之深，可想而知。那幾年，連你去外面買個便當，都常能聽到民眾對連戰與國民黨的「五百元便當」酸言酸語。這個謠言，透過口耳相傳與綠媒傳播，就像滾雪球那樣四處擴散，人人聞之無不咬牙切齒。</text:span><text:span text:style-name="T3"><text:line-break/><text:line-break/></text:span><text:span text:style-name="T1">當時，除了「五百元便當」造謠事件之外，人渣黨還成功炒作了一個抹黑事件，那就是交通管制，苦主一樣是連戰。</text:span><text:span text:style-name="T3"><text:line-break/><text:line-break/></text:span><text:span text:style-name="T1">話說有一天，據說連戰又出來視察。當時台北市因為拆除中華商場及車站改建以及蓋捷運等等，交通處於黑暗期。我那時候在台北馬偕醫院工作，出入真的非常困難，到處施工，塵土飛揚。人渣黨於是在各種場合散播一個說法，提到說，連戰某天呆呆爽爽地坐在黑頭轎車裏視察交通，一路順暢，連戰很開心，於是就說「台北市交通還不錯啊」。</text:span><text:span text:style-name="T3"><text:line-break/><text:line-break/></text:span><text:span text:style-name="T1">人渣黨告訴大家說，鄉親啊！你們看！這些政治權貴竟然說交通還不錯，因為警察會幫他開道，讓連戰的座車一路全是綠燈。</text:span><text:span text:style-name="T3"><text:line-break/><text:line-break/></text:span><text:span text:style-name="T1">這項炒作，再加上「五百元便當事件」，成功地把連戰和國民黨人定位為奢靡「權貴」，不但權貴，而且還腦殘兼智障，說他們「完全不知民間疾苦」，宛如「何不食肉糜」的晉惠帝。很多黨外支持者甚至以為連戰不識幾個大字，是個草包，是個只會吃喝拉撒的智障紈絝子弟。</text:span><text:span text:style-name="T3"><text:line-break/><text:line-break/></text:span><text:span text:style-name="T1">說起交通管制，事實上也是黨外當年攻擊國民黨的一項利器。憑心而論，在蔣家時期，我根本沒遇過什麼交通管制，蔣經國和蔣介石都喜歡表演「親民」戲碼，不會管制交通。特別是蔣經國，向來衣著簡單，經常無預警地出現在路邊攤或菜市場或育幼院或工廠，對一般市井小民噓寒問暖，抱小孩，親小孩，非常得民心。</text:span><text:span text:style-name="T3"><text:line-break/><text:line-break/></text:span><text:span text:style-name="T1">黑金老賊李登輝上台後，才開始有大量交通管制。民進黨當時也經常攻擊這一點，說國民黨「遠離人民」，連出門都要管制交通，非常封建與可惡云云。</text:span><text:span text:style-name="T3"><text:line-break/><text:line-break/></text:span><text:span text:style-name="T1">但依我的生活經驗，過去幾年來，人渣黨上台後，我光是一個月內遇到過的「大官出巡」交通管制，肯定超過過去幾十年之總和。而且，管制程度往往極度誇張而荒唐。</text:span><text:span text:style-name="T3"><text:line-break/><text:line-break/></text:span><text:span text:style-name="T1">比方說前一陣子，大約幾星期前，我從靠近高雄三多路的圖書館總圖離開，開車回到左營，一路上看到上百個員警和便衣特務以及數十輛警車，遍佈每一個路口，滴水不漏，非常荒唐。那不是交通管制，那叫做戒嚴。</text:span><text:span text:style-name="T3"><text:line-break/><text:line-break/></text:span><text:span text:style-name="T1">這些狗官，每次出門就好像很怕有人會對他不利還是什麼封建心態作祟，非常非常非常喜歡管制交通，以示威嚴，以示大權在握，高高在上。</text:span><text:span text:style-name="T3"><text:line-break/><text:line-break/></text:span><text:span text:style-name="T1">今天早上，我載學姊去左營火車站搭火車。到達車站之後，警察居然不准我們停車，不准學姊下車。但我還是照樣停車在路邊，照樣打開車門讓學姐去趕火車。警察馬上跑過來GGYY。</text:span><text:span text:style-name="T3"><text:line-break/><text:line-break/></text:span><text:span text:style-name="T1">它媽的，我氣不過，馬上就打電話去高雄市警察局局長室，後來電話被轉到什麼督察室。我跟對方說，天底下哪有人管制交通管制到這種地步，居然不准民眾在火車站前下車去搭火車！</text:span><text:span text:style-name="T3"><text:line-break/><text:line-break/></text:span><text:span text:style-name="T1">電話中，對方一直辯解說，因為今天早上有「勤務」，必須交通管制。我說，要交通管制可以啊，但哪有人不准民眾下車去搭火車的道理？</text:span><text:span text:style-name="T3"><text:line-break/><text:line-break/></text:span><text:span text:style-name="T1">雞同鴨講了老半天，後來對方說，可能是因為我們抵達車站時，剛好「勤務的時間點」也到了。我聽不太懂，意思似乎是說，剛好狗官所搭乘的火車或高鐵也恰好快要抵達車站，所以才臨時不准我們下車去趕火車，必須先讓狗官安全離開管制現場之後，我們才可以進去車站。我聽了真是很無言。</text:span><text:span text:style-name="T3"><text:line-break/><text:line-break/></text:span><text:span text:style-name="T1">我跟對方說，我並不是要為難現場基層警察，雖然他們的態度確實很差。但是，重點是，哪有人管制管到這種程度的？現在是怎樣？皇帝駕到嗎？還是女皇出巡？方圓幾公里內統統不准「百姓」靠近？連趕火車都絕對禁止，必須等狗官離開車站幾公里後，然後大家才可以進入車站？這樣還趕得及上班上學嗎？</text:span><text:span text:style-name="T3"><text:line-break/><text:line-break/></text:span><text:span text:style-name="T1">它媽的，講起這些人渣狗官我就一肚子氣，動不動就管制交通，作威作福到極點。過去說這是封建、擾民，現在自己掌權了，卻把眾人的馬路當成自家道路，動不動就管制、封鎖。</text:span><text:span text:style-name="T3"><text:line-break/><text:line-break/></text:span><text:span text:style-name="T1">綠營有位忽藍忽綠、忽統忽獨、忽左忽右的「國師」，叫做陳芳明。幾年前，蔡啥小當選所謂總統之後，他寫了一篇文章，叫做「不一樣的總統府」，很「感性」地說，每當他在夜雨之中經過總統府，心中總是很感慨，執政者距離人民居然那麼遙遠。不過，現在民主終於來了，終於不用再看到拒馬和鐵絲網了，在上位者終於要走入人民了。他說：</text:span><text:span text:style-name="T3"><text:line-break/><text:line-break/></text:span><text:span text:style-name="T1">「在這次(2016年的總統)選舉之後，一切都不一樣了，這就是台灣民主的偉大，一個不一樣的新時代於焉誕生！夜雨中的總統府，在不久的將來，將以全新的面貌出現。.....以前那種警棍和水柱的年代，就讓它過去吧。」</text:span><text:span text:style-name="T3"><text:line-break/><text:line-break/></text:span><text:span text:style-name="T1">結果呢？結果是誕生一個什麼樣的「偉大民主」？誕生一個什麼樣的「新時代」？人渣黨不但使用拒馬等鎮暴工具的頻率恐怕打破世界記錄，並且往往瘋狂擴大管制範圍，而且還在每個拒馬上面掛滿過去抗爭前所未見的鋒利刀片。</text:span></text:p>
      <text:p text:style-name="P2"><text:span text:style-name="T1">陳真   |  2020.10.07 19:42   |   </text:span><text:a xlink:type="simple" xlink:href="http://palinfo.habago.org/Entry?Command=Information_PrintForum#FORUM40013"><text:span text:style-name="T2">#</text:span></text:a></text:p>
      <text:p text:style-name="P3"><text:span text:style-name="T1">我對人渣黨只有一個恨字！</text:span><text:span text:style-name="T3"><text:line-break/></text:span><text:span text:style-name="T1"> </text:span><text:span text:style-name="T3"><text:line-break/></text:span><text:span text:style-name="T1">陳真</text:span><text:span text:style-name="T3"><text:line-break/><text:line-break/></text:span><text:span text:style-name="T1">2020. 10. 07.</text:span><text:span text:style-name="T3"><text:line-break/><text:line-break/><text:line-break/></text:span><text:span text:style-name="T1">國民黨立委提案，要求修法禁止校園伙食使用含瘦肉精之美豬及其加工品，它媽的竟然遭到范雲、吳思瑤、林宜瑾、賴品妤、黃國書、伍麗華、張廖萬堅與陳秀寶等八位綠營立委的封殺。噁心嘴臉請見：</text:span><text:span text:style-name="T3"><text:line-break/><text:line-break/></text:span><text:a xlink:type="simple" xlink:href="https://bit.ly/3iEirXe"><text:span text:style-name="T4">https://bit.ly/3iEirXe</text:span></text:a><text:span text:style-name="T3"><text:line-break/><text:line-break/></text:span><text:span text:style-name="T1">要求別讓小孩的營養午餐吃到美國毒豬，連這麼卑微的要求也要封殺，它媽的還有人性嗎？</text:span><text:span text:style-name="T3"><text:line-break/><text:line-break/></text:span><text:span text:style-name="T1">這麼卑微的要求，到底礙著誰了？它媽的竟然連這樣也要杯葛阻擋，難道她們會讓自己的小孩吃毒豬？</text:span><text:span text:style-name="T3"><text:line-break/><text:line-break/></text:span><text:span text:style-name="T1">瘦肉精（萊克多巴胺）這東西，連台灣的豬都禁止食用，它媽的你要讓小孩吃？不能立法要求校園伙食禁用毒豬當食材？只能採「鼓勵」和「勸導」方式？台灣軍人不許吃，警察也不許吃，運動員也不許吃，它媽的你要孩童吃毒豬？還騙小孩說這樣的豬肉「賣相很好」，可以「增加豬農收入」，真是可惡透了頂。</text:span><text:span text:style-name="T3"><text:line-break/><text:line-break/></text:span><text:span text:style-name="T1">衛福部有關萊克多巴胺的謊言文宣，甚至還出現在小學的營養午餐菜單背面，而且還舉辦有獎徵答，洗腦家長與學生，說萊克多巴胺有多好多棒，甚至還睜眼說瞎話說可以增加豬農收入。美國毒豬的進口，害得台灣豬農都要去跳海了，竟然也能瞎掰說萊克多巴胺「可以提高養豬戶的利潤」。他媽的毒豬既然有那麼好，那我請你吃啊，我願意出錢養人渣黨的老老少少天天吃！</text:span><text:span text:style-name="T3"><text:line-break/><text:line-break/></text:span><text:span text:style-name="T1">前一陣子，農委會還花錢在《科學人》雜誌上登廣告，說「萊克多巴胺可以增加收益又環保」，完全就是昧著良心胡扯瞎掰，一心就是要透過謊言來美化美國毒豬；拿我們納稅人的錢，洗我們的腦，把台灣人當白痴。這個人渣黨，真是卑劣下流到極點，長久以來說謊成性，不管什麼事，不管多麼離譜的謊話都敢講。 </text:span><text:span text:style-name="T3"><text:line-break/><text:line-break/></text:span><text:span text:style-name="T1">我對這個無惡不作、好話說盡壞事做絕的人渣黨只有一個恨字！到底是什麼樣的腦殘，才會去支持這樣一個齷齪貪婪無恥到極點的人渣黨？</text:span><text:span text:style-name="T3"><text:line-break/><text:line-break/></text:span><text:span text:style-name="T1">除了每天瘋狂撈錢卡位自肥搶資源，除了牽親引戚，雞犬昇天，除了完全肆無忌憚地官商勾結，除了搞一些純屬欺騙社會的所謂「台獨」無聊小動作，除了炒作仇中反華，除了鋪天蓋地造謠抹黑傷害異己、陷害忠良，我很想問問人渣黨的支持者們，請摸摸自己的良心，你們到底是支持人渣們的哪一點？</text:span><text:span text:style-name="T3"><text:line-break/><text:line-break/></text:span><text:span text:style-name="T1">難道你真的相信這些向來貪生怕死愛財嗜權無惡不作的人渣政客與黨國餘孽，會拿起掃帚戰死沙場？</text:span><text:span text:style-name="T3"><text:line-break/><text:line-break/></text:span><text:span text:style-name="T1">難道你真的相信他們是什麼台獨志士？事實上，他們過去根本不是台獨，現在也不是，將來更不是。他們只是以台獨做為一種斂財奪權的詐欺犯罪工具。</text:span><text:span text:style-name="T3"><text:line-break/><text:line-break/></text:span><text:span text:style-name="T1">難道你活在山洞裏？完全不知道人渣們罄竹難書無法無天的惡行與貪婪？</text:span><text:span text:style-name="T3"><text:line-break/><text:line-break/></text:span><text:span text:style-name="T1">難道你真的不知道人渣們是如何過著爽日子？如何以幾何級數般的速度累積財富？</text:span><text:span text:style-name="T3"><text:line-break/><text:line-break/></text:span><text:span text:style-name="T1">難道你不知道人渣們私下的真實嘴臉？難道你以為災難一來，他們會跟你我一起在島內坐以待斃？</text:span><text:span text:style-name="T3"><text:line-break/><text:line-break/></text:span><text:span text:style-name="T1">難道你以為他們跟你我一樣吃喝、一樣辛苦工作過日子？</text:span><text:span text:style-name="T3"><text:line-break/><text:line-break/></text:span><text:span text:style-name="T1">請你告訴我，台灣有多少人一個月能賺六萬元以上？人家蔡啥小光是私人御用廚師薪水就六萬多塊，天天山珍海味吃法國菜。</text:span><text:span text:style-name="T3"><text:line-break/><text:line-break/></text:span><text:span text:style-name="T1">請你告訴我，台灣有幾個人的日子奢華到這種程度，居然要每個月花六萬多元聘請名貴廚師來為自己一個人料理法國菜？</text:span><text:span text:style-name="T3"><text:line-break/><text:line-break/></text:span><text:span text:style-name="T1">難道你真的不知道男性人渣們更是每天燈紅酒綠，花天酒地，每天在酒店抱女人「辦公」、喬利益，隨便一個晚上的花費，你我很可能都得爆肝工作省吃儉用賺上十幾年。</text:span><text:span text:style-name="T3"><text:line-break/><text:line-break/></text:span><text:span text:style-name="T1">難道你真的不知道這些人渣大多低能無知、無品無德，少有例外？</text:span><text:span text:style-name="T3"><text:line-break/><text:line-break/></text:span><text:span text:style-name="T1">難道你真的不知道他們每天的生活就是造謠抹黑奪權卡位搶資源喬利益？</text:span><text:span text:style-name="T3"><text:line-break/><text:line-break/></text:span><text:span text:style-name="T1">難道你真的不知道無數人渣在海外置產，隨時可落跑？</text:span><text:span text:style-name="T3"><text:line-break/><text:line-break/></text:span><text:span text:style-name="T1">難道你真的不知道人渣們是如何瘋狂地貪污、為所欲為，掏空整個台灣？</text:span><text:span text:style-name="T3"><text:line-break/><text:line-break/></text:span><text:span text:style-name="T1">請你摸著自己的良心，想想你的家人和小孩，請你告訴我，你支持這樣一個無恥齷齪貪婪至極的卑鄙人渣犯罪集團，究竟是為了什麼？</text:span><text:span text:style-name="T3"><text:line-break/><text:line-break/></text:span><text:span text:style-name="T1">請你告訴我，難道你真的甘心讓人渣們以你和你的家人與小孩當砲灰，毀掉台灣、毀掉對岸骨肉同胞，然後來成就這一小撮人渣幾十輩子都吃喝不盡的榮華富貴？</text:span><text:span text:style-name="T3"><text:line-break/><text:line-break/></text:span><text:span text:style-name="T1">我更要問問那些由人渣黨用納稅人的大筆公款所豢養的網軍，每天昧著良心造謠抹黑，傷害異己，陷害忠良，為虎作倀，顛倒是非黑白，破壞整個台灣社會，你們的良心不會不安嗎？幹這樣一些傷天害理之事，你抬得起頭來面對自己的家人親友、對得起你自己的小孩嗎？</text:span><text:span text:style-name="T3"><text:line-break/><text:line-break/></text:span><text:span text:style-name="T1">台灣所面臨的真正問題根本與統獨無關，而是面臨一種殖民本質的詐騙分贓政治，由美國所豢養的一群無惡不作的人渣走狗，一個犯罪集團，盤踞台灣，瘋狂貪污，大撈特撈；美國人刻意縱容，以之做為一種酬勞，藉以驅使台灣成為一顆攻擊大陸的人肉炸彈，使兩岸血腥相殘，甚至陷入內戰，摧毀中國，以遂其繼續稱霸世界為所欲為的帝國圖謀。</text:span><text:span text:style-name="T3"><text:line-break/><text:line-break/></text:span><text:span text:style-name="T1">在戰場上，有時會利用動物 (比方說狗) 做為一種武器，讓牠們全身攜帶炸藥去炸死敵人。當一聲令下，狗兒們就往前衝，此時你只能憐憫狗兒的無知。但是，倘若狗兒們竟然一直在熱烈討論主人會不會來救牠？你聽了，心裏有何感想？你一定會想，天底下怎麼會有這麼腦殘的生物？主人就是要你去當炸彈，炸得越血腥越好，還救你？</text:span><text:span text:style-name="T3"><text:line-break/><text:line-break/></text:span><text:span text:style-name="T1">來日無多，台灣人醒醒吧！認清楚誰才是你真正的敵人！惟有當我們認清誰才是敵人時，台灣才有救，兩岸才有和平與繁榮。</text:span><text:span text:style-name="T3"><text:line-break/><text:line-break/></text:span><text:span text:style-name="T1">=======================</text:span><text:span text:style-name="T3"><text:line-break/><text:line-break/></text:span><text:span text:style-name="T1">藍點名范雲8綠委反對校園瘦肉精零檢出 網轟：良心在哪</text:span><text:span text:style-name="T3"><text:line-break/><text:line-break/></text:span><text:span text:style-name="T1">Yahoo奇摩（綜合報導）</text:span><text:span text:style-name="T3"><text:line-break/><text:line-break/></text:span><text:span text:style-name="T1">2020年10月7日 </text:span><text:span text:style-name="T3"><text:line-break/><text:line-break/></text:span><text:span text:style-name="T1">國民黨立委提案瘦肉精美豬應落實源頭管理，並修法禁止校園或相關照顧場所的膳食使用含瘦肉精美豬及加工品，沒想到竟遭教育委員會8位民進黨立委杯葛封殺，昨怒嗆民進黨「說一套做一套，口口聲聲說會守護國人及孩童吃的安全，根本攏係假」。</text:span><text:span text:style-name="T3"><text:line-break/><text:line-break/></text:span><text:span text:style-name="T1">民進黨反批惡意抹黑，卻遭知名粉專「比特王」指出其7點提案「不是督導就是鼓勵，沒罰則沒禁止」，藍北市議員羅智強更點名范雲、吳思瑤、林宜瑾、賴品妤、黃國書、伍麗華、張廖萬堅與陳秀寶等8名綠委，怒嗆「別人的孩子死不了」？</text:span><text:span text:style-name="T3"><text:line-break/><text:line-break/></text:span><text:span text:style-name="T1">羅智強在臉書發文寫道「退輔會不讓榮民吃萊豬、國防部不讓國軍吃萊豬、警政署不讓警察吃萊豬、體育署不讓運動員吃萊豬，原以為只剩陳時中還謊話連篇地代言萊豬，結果還有8位立委居然反對校園瘦肉精零檢出？別人的孩子死不了」？</text:span></text:p>
      <text:p text:style-name="P2"><text:span text:style-name="T1">陳真   |  2020.10.07 00:47   |   </text:span><text:a xlink:type="simple" xlink:href="http://palinfo.habago.org/Entry?Command=Information_PrintForum#FORUM40012"><text:span text:style-name="T2">#</text:span></text:a></text:p>
      <text:p text:style-name="P4"><text:span text:style-name="T1">蔣渭水對名叫「臺灣」患者的腦殘診斷</text:span><text:span text:style-name="T3"><text:line-break/><text:line-break/></text:span><text:span text:style-name="T1">陳真</text:span><text:span text:style-name="T3"><text:line-break/><text:line-break/></text:span><text:span text:style-name="T1">2020. 10. 07.</text:span><text:span text:style-name="T3"><text:line-break/><text:line-break/><text:line-break/></text:span><text:span text:style-name="T1">舊文新登，這回是「台灣國」國父蔣渭水究竟是哪一國人？</text:span><text:span text:style-name="T3"><text:line-break/><text:line-break/></text:span><text:span text:style-name="T1">這是送分題，因為太簡單了，蔣渭水當然是中國人，充滿大中國思想，生平最崇拜的人就是國父孫中山先生。一些所謂「台獨」人士硬是封他為「台灣國」國父，蔣渭水若地下有知，恐怕會很不爽。</text:span><text:span text:style-name="T3"><text:line-break/><text:line-break/></text:span><text:span text:style-name="T1">大約六年多前，2014年的9月4日，我在巴勒網留言板上如此寫道：</text:span><text:span text:style-name="T3"><text:line-break/><text:line-break/></text:span><text:span text:style-name="T1">文末是蔣渭水著名的〈臨床講義──對名叫臺灣的患者的診斷〉，寫於1921年。</text:span><text:span text:style-name="T3"><text:line-break/><text:line-break/></text:span><text:span text:style-name="T1">把蔣渭水抬出來，這樣可就不能扣他「賣台」的大帽子了吧？不過，別忘了，蔣渭水可是滿腦子大中國文化的思想毒素哦，他甚至還在他的這篇〈臨床講義〉中，讚美名叫「台灣」的這個「病人」還好有中國古聖先賢的優良文化思想血統，因此勉強還有得救。</text:span><text:span text:style-name="T3"><text:line-break/><text:line-break/></text:span><text:span text:style-name="T1">這年頭，在這島上，一切政治掛帥，但卻完全扭曲、簡化甚至顛倒、虛構歷史。例如就在幾個月前，在民進黨的鼓動下，一群「愛台勇士」們，跑來台南，在我經常路過的台南民生綠園，把一尊六百多公斤的巨大國父銅像給幹倒在地，踐而踏之，踩爆國父的頭，彷彿有血海深仇。</text:span><text:span text:style-name="T3"><text:line-break/><text:line-break/></text:span><text:span text:style-name="T1">摧毀銅像，打爛國父的頭之後，一群人旋即轉往膜拜某位日本鬼子的銅像，以表心向日本。</text:span><text:span text:style-name="T3"><text:line-break/><text:line-break/></text:span><text:span text:style-name="T1">然而，很不可思議的是，同樣是這樣一些人及其所代表的綠色勢力，卻又同時把蔣渭水給捧為「台灣國」國父。這不是很荒唐嗎？蔣渭水是抗日的啊，而且熱愛中國，更是國父孫中山的追隨者，尊奉為「思想導師」。</text:span><text:span text:style-name="T3"><text:line-break/><text:line-break/></text:span><text:span text:style-name="T1">黨外有位前輩叫黃煌雄，專門研究蔣渭水，出版相關著作，曾如此寫道：</text:span><text:span text:style-name="T3"><text:line-break/><text:line-break/></text:span><text:span text:style-name="T1">「所有台灣人民當中，最能夠深入了解孫中山先生，或者活用他的精神與主張的，應該就是蔣渭水先生。他的具體表現，從他對於創立台灣民眾黨態度的確立到路線確定過程上，以及對於台灣民眾黨的主張，精神上是一脈相傳的。」</text:span><text:span text:style-name="T3"><text:line-break/><text:line-break/></text:span><text:span text:style-name="T1">黃煌雄的結論是：「一生當中，影響蔣渭水最大的就是孫中山先生。」</text:span><text:span text:style-name="T3"><text:line-break/><text:line-break/></text:span><text:span text:style-name="T1">前些日子，我 (陳真) 一個人來到北京，難免激動，主要是為了沈從文而來，同時也來到五四運動的發源地，尋找胡適、蔡元培及當年 (1919年) 的五四運動遊行示威總指揮傅斯年等人的足跡。</text:span><text:span text:style-name="T3"><text:line-break/><text:line-break/></text:span><text:span text:style-name="T1">沈從文的北京故居之一，就在北大紅樓附近百米處。一路艱辛，探問了當地許多居民，沒有人聽過沈從文居住的「中老胡同」。後來，有個四、五歲的小娃，遠遠在對街聽到我在問路，竟興奮地衝過來說他知道「中老胡同」在哪，於是拉著我的衣角，飛快地帶我走進一路蜿蜒的歷史巷弄。</text:span><text:span text:style-name="T3"><text:line-break/><text:line-break/></text:span><text:span text:style-name="T1">大約就在五四運動這個時候，差不多是1920年吧，蔣渭水在島內如火如荼地發起抗日運動，發展組織；影響蔣渭水的思想及其所作所為最大的一個人就是孫文。</text:span><text:span text:style-name="T3"><text:line-break/><text:line-break/></text:span><text:span text:style-name="T1">不管是五四運動或蔣渭水的各種抗日運動或組織，例如台灣文化協會等，其實都帶有很濃厚的文化改革成份。幾乎可以這麼說：文化改革才是這一切抗日運動的基本核心，而非政治權力爭奪。</text:span><text:span text:style-name="T3"><text:line-break/><text:line-break/></text:span><text:span text:style-name="T1">蔣渭水和孫文，五四和台灣文化協會等等等，只是一些基本的歷史常識，但是，就連這樣一些常識性的東西，在台灣這樣一種麥卡錫主義式的思想檢查和反中洗腦下，竟也全盤扭曲與竄改，因此才會出現諸如踐踏孫文銅像、醜化中國人及妖魔化中華文化，卻又大捧蔣渭水、把日本鬼子當成阿爸來膜拜的怪異低能現象。</text:span><text:span text:style-name="T3"><text:line-break/><text:line-break/></text:span><text:span text:style-name="T1">蔣渭水在〈臨床講義〉中如此診斷，他說：</text:span><text:span text:style-name="T3"><text:line-break/><text:line-break/></text:span><text:span text:style-name="T1">「這位患者 (即台灣)，診斷一下，頭部比身體大，應該是思考力很好才是，但提問二、三道常識，其回答不得要領。由此可想像這個患者是個愚蠢的低能兒。這是因為頭骨大、內容空虛、腦髓不充實的原因。因此稍難點的哲學、數學、科學，還有世界形勢論，一聽就頭暈、頭痛。」</text:span><text:span text:style-name="T3"><text:line-break/><text:line-break/></text:span><text:span text:style-name="T1">診斷得好傳神，好像在罵當今之腦殘人士。愛台勇士們如果看了不爽，恐怕也只能忍耐，因為這是他們所力捧的「台灣國」國父蔣渭水所寫的診斷內容。</text:span><text:span text:style-name="T3"><text:line-break/><text:line-break/></text:span><text:span text:style-name="T1">其實從黨外時代以來，我對蔣渭水的這篇〈臨床講義〉始終不是很認同。症狀描述方面倒還蠻正確，治療方面我就不敢茍同了。</text:span><text:span text:style-name="T3"><text:line-break/><text:line-break/></text:span><text:span text:style-name="T1">蔣醫師認為台灣人之所以在文化上、思想上及道德品性上百病叢生，乃是因為知識營養不夠。但我認為，一個人或一個民族，腦袋裏就算塞了一大堆知識，依舊沒法保證他能夠在品格上或思想上取得進展。蔣醫師的這道處方，有點蘇格拉底的味道，彷彿一個人或一個民族的道德敗壞，只是因為他「知道」得不夠多。</text:span><text:span text:style-name="T3"><text:line-break/><text:line-break/></text:span><text:span text:style-name="T1">但我以為，光是「知道」並沒有用。光是「知道」一堆資訊有什麼意義呢？網路時代，資訊多到都快爆炸了，但人的思想能力和道德水平以及文化素質這三樣東西有一點點改善嗎？完全沒有，反而嚴重倒退。</text:span><text:span text:style-name="T3"><text:line-break/><text:line-break/></text:span><text:span text:style-name="T1">那麼，如果蔣醫師的處方不行，俺陳醫師可有什麼處方？據我「行醫」多年治療腦殘的「臨床」經驗，其實我是很悲觀的。腦殘，很可能是一種絕症，吊點滴沒用，只能從腦子打洞，把水排出來，然後再直接輸入各種營養素。不過，其實這樣也沒啥用，歸根結底來說，或有治療效果者，也許就是「詩」；不妨多讀點沈從文，想想梵谷，多看點《鳳凰衛視》陳曉楠主持的「冷暖人生」。</text:span><text:span text:style-name="T3"><text:line-break/><text:line-break/></text:span><text:span text:style-name="T1">胡適當年在五四運動中曾寫下這樣一段話：</text:span><text:span text:style-name="T3"><text:line-break/><text:line-break/></text:span><text:span text:style-name="T1">「此後，最要緊的是改革國民性，否則，無論是專制，是共和，是什麼什麼，招牌雖換，貨色照舊，全不行的。」</text:span><text:span text:style-name="T3"><text:line-break/><text:line-break/></text:span><text:span text:style-name="T1">這話很淺顯，但它講得很好，很重要。旗子換顏色是一點意義也沒有的，就好像我若跑去剪了不同髮型或是換了件衣裳穿，然後跑去照鏡子，外表也許略有不同，但陳真還是一樣是陳真，並沒有重新做人。</text:span><text:span text:style-name="T3"><text:line-break/><text:line-break/></text:span><text:span text:style-name="T1">================</text:span><text:span text:style-name="T3"><text:line-break/><text:line-break/></text:span><text:span text:style-name="T1">〈臨床講義──對名叫臺灣的患者的診斷〉</text:span><text:span text:style-name="T3"><text:line-break/><text:line-break/></text:span><text:span text:style-name="T1">醫師：蔣渭水</text:span><text:span text:style-name="T3"><text:line-break/><text:line-break/></text:span><text:span text:style-name="T1">姓名：臺灣島</text:span><text:span text:style-name="T3"><text:line-break/><text:line-break/></text:span><text:span text:style-name="T1">性別：男</text:span><text:span text:style-name="T3"><text:line-break/><text:line-break/></text:span><text:span text:style-name="T1">年齡：從現住所轉移到今二十七歲</text:span><text:span text:style-name="T3"><text:line-break/><text:line-break/></text:span><text:span text:style-name="T1">原籍：中華民國福建省臺灣道</text:span><text:span text:style-name="T3"><text:line-break/><text:line-break/></text:span><text:span text:style-name="T1">現住所：大日本帝國臺灣總督府</text:span><text:span text:style-name="T3"><text:line-break/><text:line-break/></text:span><text:span text:style-name="T1">地位：東經一二Ｏ─一二二、北緯二二─二五</text:span><text:span text:style-name="T3"><text:line-break/><text:line-break/></text:span><text:span text:style-name="T1">職業：世界和平第一關門守衛</text:span><text:span text:style-name="T3"><text:line-break/><text:line-break/></text:span><text:span text:style-name="T1">遺傳：有黃帝、周公、孔子、孟子等的血統，遺傳性很明顯</text:span><text:span text:style-name="T3"><text:line-break/><text:line-break/></text:span><text:span text:style-name="T1">素質：因為是前記聖賢的後裔，故有強健天資聰明的素質</text:span><text:span text:style-name="T3"><text:line-break/><text:line-break/></text:span><text:span text:style-name="T1">既往症：</text:span><text:span text:style-name="T3"><text:line-break/><text:line-break/></text:span><text:span text:style-name="T1">幼少時（即鄭成功時代）身體頗為強壯、頭腦清楚、意志堅定、品質高尚、動作靈活。但到清朝時代，由於政策中毒，身體逐漸衰弱、意志薄弱、品質卑劣、節操低下了。轉居日本帝國以來，受到不完全的對症療法，稍有恢復，但畢竟有兩百年的長期慢性中毒症，故不容易治癒。</text:span><text:span text:style-name="T3"><text:line-break/><text:line-break/></text:span><text:span text:style-name="T1">現症：</text:span><text:span text:style-name="T3"><text:line-break/><text:line-break/></text:span><text:span text:style-name="T1">道德敗壞、人心刻薄、物質慾望強烈、缺乏精神生活、風俗醜態、迷信很深、深思不遠、缺乏講衛生、墮落怠情、腐敗、卑屈、怠慢、只會爭眼前小利益、智力淺薄、不知立永久大計、虛榮、恬不知恥、四肢倦怠、惰氣滿滿，意氣消沉、完全無朝氣。</text:span><text:span text:style-name="T3"><text:line-break/><text:line-break/></text:span><text:span text:style-name="T1">主訴：頭痛、眩暈、腹內有飢餓感</text:span><text:span text:style-name="T3"><text:line-break/><text:line-break/></text:span><text:span text:style-name="T1">大體上是這樣的患者，診斷一下頭部比身體大，應該是思考力很好才是，但提問二、三道常識，其回答不得要領。由此可想像這個患者是個愚蠢的低能兒。</text:span><text:span text:style-name="T3"><text:line-break/><text:line-break/></text:span><text:span text:style-name="T1">這是因為頭骨大、內容空虛、腦髓不充實的原因。因此稍難點的哲學、數學、科學，還有世界形勢論，一聽就頭暈、頭痛。</text:span><text:span text:style-name="T3"><text:line-break/><text:line-break/></text:span><text:span text:style-name="T1">另外，手腳也很大很肥，這是因為勞動過多的原因。診斷一下腹部，發現腔胴很瘦，凹進去。腹壁都是皺紋，好像經產婦似的出現有白線條。</text:span><text:span text:style-name="T3"><text:line-break/><text:line-break/></text:span><text:span text:style-name="T1">我想，像是大正五年來歐洲大戰的一時僥倖，一時肥胖起來了；從去年夏季颳講和風，像是腸子感冒，加上腹瀉，腹部極度膨脹，突然又縮起的緣故吧。</text:span><text:span text:style-name="T3"><text:line-break/><text:line-break/></text:span><text:span text:style-name="T1">診斷書</text:span><text:span text:style-name="T3"><text:line-break/><text:line-break/></text:span><text:span text:style-name="T1">診斷：世界文化時期的低能兒</text:span><text:span text:style-name="T3"><text:line-break/><text:line-break/></text:span><text:span text:style-name="T1">原因：智識營養不良症</text:span><text:span text:style-name="T3"><text:line-break/><text:line-break/></text:span><text:span text:style-name="T1">經過：因為慢性病，(治療) 經過要長些</text:span><text:span text:style-name="T3"><text:line-break/><text:line-break/></text:span><text:span text:style-name="T1">預診：素質純良，應及時適當地治療，要是療法不對又荏苒拖延的話，會病入膏肓，有死亡的可能。</text:span><text:span text:style-name="T3"><text:line-break/><text:line-break/></text:span><text:span text:style-name="T1">療法：原因療法，就是根治療法</text:span><text:span text:style-name="T3"><text:line-break/><text:line-break/></text:span><text:span text:style-name="T1">處方：</text:span><text:span text:style-name="T3"><text:line-break/><text:line-break/></text:span><text:span text:style-name="T1">受正規學校教育：極量</text:span><text:span text:style-name="T3"><text:line-break/><text:line-break/></text:span><text:span text:style-name="T1">要補習教育：極量</text:span><text:span text:style-name="T3"><text:line-break/><text:line-break/></text:span><text:span text:style-name="T1">進幼兒園：極量</text:span><text:span text:style-name="T3"><text:line-break/><text:line-break/></text:span><text:span text:style-name="T1">設圖書館：極量</text:span><text:span text:style-name="T3"><text:line-break/><text:line-break/></text:span><text:span text:style-name="T1">讀報社：極量</text:span><text:span text:style-name="T3"><text:line-break/><text:line-break/></text:span><text:span text:style-name="T1">上面合劑調和速服二十年會全治，其他還有有效之藥品在此省略。</text:span><text:span text:style-name="T3"><text:line-break/><text:line-break/></text:span><text:span text:style-name="T1">一九二一年十一月三十日</text:span></text:p>
      <text:p text:style-name="P2"><text:span text:style-name="T1">陳真   |  2020.10.06 16:51   |   </text:span><text:a xlink:type="simple" xlink:href="http://palinfo.habago.org/Entry?Command=Information_PrintForum#FORUM40011"><text:span text:style-name="T2">#</text:span></text:a></text:p>
      <text:p text:style-name="P3"><text:span text:style-name="T1">國父信徒林義雄</text:span><text:span text:style-name="T3"><text:line-break/><text:line-break/></text:span><text:span text:style-name="T1">陳真</text:span><text:span text:style-name="T3"><text:line-break/><text:line-break/></text:span><text:span text:style-name="T1">2020. 10. 06.</text:span><text:span text:style-name="T3"><text:line-break/><text:line-break/><text:line-break/></text:span><text:span text:style-name="T1">良哲傳底下這東西給我看，我真不敢相信我的眼睛：</text:span><text:span text:style-name="T3"><text:line-break/><text:line-break/></text:span><text:a xlink:type="simple" xlink:href="https://bit.ly/36yyHXl"><text:span text:style-name="T4">https://bit.ly/36yyHXl</text:span></text:a><text:span text:style-name="T3"><text:line-break/><text:line-break/></text:span><text:span text:style-name="T1">台灣的「鐵路之父」是他媽的什麼碗糕川謹介？是不是哪天我們的國父會變成後藤新平？</text:span><text:span text:style-name="T3"><text:line-break/><text:line-break/></text:span><text:span text:style-name="T1">我曾經在《立報》有個個人專欄叫做《哈巴狗電台》，每周一見報，前後寫了四、五年應該有吧。後來《立報》停刊，但我其實不是因為停刊才停寫，而是剛好在停刊之際，《立報》編輯問我說，能不能不要再使用「日本鬼子」這個詞？於是我就決定不寫了。日本鬼子罪惡滔天，侵略屠殺血腥暴行泯滅人性，說他一句「日本鬼子」也不行嗎？</text:span><text:span text:style-name="T3"><text:line-break/><text:line-break/></text:span><text:span text:style-name="T1">出於對林義雄的景仰，印象中，年少時曾經珍藏一張當年林義雄競選省議員的傳單，林義雄的大頭照旁邊寫著一行大字：「做一個堂堂正正的中國人」。如今找不出那張傳單，既然沒有憑據，我也不敢多說什麼，說不定是我記錯了。但是，當年所有人，特別是黨外人士，熱愛中國，以中國人為榮，卻只是一個基本事實。</text:span><text:span text:style-name="T3"><text:line-break/><text:line-break/></text:span><text:span text:style-name="T1">你看，呂秀蓮、苦苓和李筱峰等人，連聽洋歌或是衣服上頭出現洋文，連喝可樂吃麥當勞等等等，統統視為一種「中國魂」的淪喪，愛中國之心，可想而知。</text:span><text:span text:style-name="T3"><text:line-break/><text:line-break/></text:span><text:span text:style-name="T1">這些只不過頂多是三十多年前的事，又不是千年往事，居然也能全盤扭曲。過去愛中國愛成那樣痴迷，如今卻全面醜化中國人，仇視自己的血統、文化與祖先，拼命鼓動對於中國和中國人的仇恨，這不是有病嗎？</text:span><text:span text:style-name="T3"><text:line-break/><text:line-break/></text:span><text:span text:style-name="T1">大約1991年左右，林義雄海外遊學四年返台定居。有一天，打電話來我工作的林口長庚醫院，邀我去他家。臨走時，要我從書架上挑幾本書，說要送我。我挑了影響我最大的《從蘭陽到霧峰》。林義雄就在書本上寫了「陳真惠存，林義雄」等幾個字。其實，我早在念高中時就在台北牯嶺街的舊書攤買過、讀過這本書。我之所以再挑這本書，是因為受它影響很大。</text:span><text:span text:style-name="T3"><text:line-break/><text:line-break/></text:span><text:span text:style-name="T1">雖然一時找不出林義雄那張「做一個堂堂正正的中國人」的競選傳單，但是在《從蘭陽到霧峰》裏頭(第59頁)卻有一張同樣是林義雄競選省議員的傳單 (可惜我還不會貼圖，要不就貼給大家看)，那傳單寫著斗大的三個大標題。</text:span><text:span text:style-name="T3"><text:line-break/><text:line-break/></text:span><text:span text:style-name="T1">頭一個大標題寫著：「作為一個中國人」，底下寫著：「我們要問：富商巨賈、黨政要員在國外置產設薪的有多少？我們建議：請政府嚴密調查，公佈名單，並將這批人驅逐出國。」(陳真按：這項建議如果現在來執行，台灣政壇及商界大概剩下小貓兩三隻了，統統得驅逐出境了。)</text:span><text:span text:style-name="T3"><text:line-break/><text:line-break/></text:span><text:span text:style-name="T1">第二個大標題寫著：「作為一個台灣人」，「我們要問：鐵路枕木為什麼不向本省木材行購買，而要向日商採購？我們建議：省營事業所需器材，除非本省廠商無法供應，否則不得向外商採購。」同時還建議：「一個月中，如果火車誤點超過三十次，鐵路局長應引咎辭職。」</text:span><text:span text:style-name="T3"><text:line-break/><text:line-break/></text:span><text:span text:style-name="T1">最後，第三個大標題寫著：「作為一個宜蘭人」，「我們要問：競選期間，老師為什麼一定要訪問學生家庭？我們建議：請尊重老師的人格，不要逼他們低聲下氣地去拉票」。</text:span><text:span text:style-name="T3"><text:line-break/><text:line-break/></text:span><text:span text:style-name="T1">另外，第110頁有一整章談到開會語言，標題是「本會開會時應使用中國語言」。林義雄在省議會提案，要求在推行「國語」之時，因為「中國地大人多，語言複雜」(第374頁)，所以也應該把閩南語及漢滿蒙回藏苗與原住民各族語言統統列入「中國語言」，賦予各地「方言」法定效力，並禁止使用外國語言，「以維護國家尊嚴」。</text:span><text:span text:style-name="T3"><text:line-break/><text:line-break/></text:span><text:span text:style-name="T1">四年前，也就是2016年的4月24日，我在巴勒網的留言板上也提過這本我經常提起的書。我如此寫道：</text:span><text:span text:style-name="T3"><text:line-break/><text:line-break/></text:span><text:span text:style-name="T1">為了奪權謀利，綠油油的惡勢力，二十年來在台灣透過各種方式(包括捏造歪曲歷史，竄改教科書，醜化中國，美化日本)，煽動對於中國及中國人以及中華文化的仇恨與鄙視；每天透過各種主流媒體，無孔不入地進行仇中反華的洗腦，並且大力美化日本，甚至連日常生活到處都可以看到這樣一種歌頌日本殖民台灣的「美好回憶」。</text:span><text:span text:style-name="T3"><text:line-break/><text:line-break/></text:span><text:span text:style-name="T1">比方說，在台南的一些公園或古蹟之各種圖文敘述，到處都是這樣一種竄改歷史真相的扭曲，硬是把日本鬼子的殖民血腥暴行全盤美化得美侖美奐。只要是日據時期，一概美不勝收，個個幸福美滿；只要是國民黨時期，就是恐怖悲慘，血淚斑斑。</text:span><text:span text:style-name="T3"><text:line-break/><text:line-break/></text:span><text:span text:style-name="T1">至於黨外時代所稱讚的那些中國的美好價值或歷史人物，如今一概妖魔化得醜陋邪惡不堪。連原本黨外都一致推崇的國父孫中山，居然也被紛紛拉倒銅像、潑漆、砍頭、當眾處決；對於中國被列強侵略屠殺的苦難，例如南京大屠殺，甚且高聲叫好或說與我們台灣人無關，說那是中國人的家務事，台灣人不是中國人云云。</text:span><text:span text:style-name="T3"><text:line-break/><text:line-break/></text:span><text:span text:style-name="T1">更不可思議的是，這些綠油油的混蛋人渣，如今講起這一切，總是講得好像自古以來黨外就是如此和中國的一切人事物勢不兩立。但這絕非事實，而且恰恰與事實完全相反。事實上，黨外時，我們都是中國人，而且以身為中國人為榮，對於中國遭受西方列強與日本侵略的百年苦難，感同身受，痛徹心扉。</text:span><text:span text:style-name="T3"><text:line-break/><text:line-break/></text:span><text:span text:style-name="T1">我常感納悶，這些都只不過是頂多二、三十年前的事，又不是什麼千百年前需要進行考古分析才能理解的事，為何年輕一代總是如此容易洗腦？不管怎麼改朝換代，年輕人永遠都是主流政治惡勢力的鐵桿部隊。</text:span><text:span text:style-name="T3"><text:line-break/><text:line-break/></text:span><text:span text:style-name="T1">就以如今彷彿萬惡不赦的孫中山為例，林義雄的《從蘭陽到霧峰》隨便翻兩下就能找出許多反證。比方說第4頁，林義雄有這麼一段公開自述其從政之心路歷程。林義雄如此寫道：</text:span><text:span text:style-name="T3"><text:line-break/><text:line-break/></text:span><text:span text:style-name="T1">「我於高中時，研習中山先生遺教，.....遂立志為民主法治略盡棉薄。」</text:span><text:span text:style-name="T3"><text:line-break/><text:line-break/></text:span><text:span text:style-name="T1">第39-40頁記載了當年林義雄的競選演說如下：</text:span><text:span text:style-name="T3"><text:line-break/><text:line-break/></text:span><text:span text:style-name="T1">「今天是孫中山先生的誕辰紀念日，晚上七點半在羅東中正堂有一場公辦政見發表會。我抽中了第一號。」</text:span><text:span text:style-name="T3"><text:line-break/><text:line-break/></text:span><text:span text:style-name="T1">「感謝各位今天來聽我的政見發表。各位鄉親！一百多年前的今天，咱中國誕生了一個世界性的偉人，這個人就是孫中山先生，今天恰好就是他的生日，但是我內心感到非常悲慘；孫中山先生創立中華民國，創立中國國民黨，但是今天國民黨很少有人敢說他是中山先生的信徒。(聽眾熱烈拍手！)</text:span><text:span text:style-name="T3"><text:line-break/><text:line-break/></text:span><text:span text:style-name="T1">各位，我林義雄沒有參加國民黨，但是我要跟各位說：我就是中山先生的信徒！！</text:span><text:span text:style-name="T3"><text:line-break/><text:line-break/></text:span><text:span text:style-name="T1">大家看一看，很多國民黨的黨員站在孫中山先生的遺像下，不知道在說些什麼。(聽眾笑)</text:span><text:span text:style-name="T3"><text:line-break/><text:line-break/></text:span><text:span text:style-name="T1">各位，我的理想，和孫中山先生一樣。但是，我這些政治理想和他比起來還差了一大截。今天是他的生日，我不敢站在他的遺像下發表我的政見。所以，我在鎮公所前面辦一場政見發表會，我要在那裡講，我不敢在這裡講。」</text:span><text:span text:style-name="T3"><text:line-break/><text:line-break/></text:span><text:span text:style-name="T1">該書第401頁，林義雄以律師身份，控告國民黨候選人林榮三以賄選和作票等方式，擊敗黨外候選人郭雨新。林榮三就是當今綠油油惡勢力的主流媒體造謠工具--《自由時報》的老闆。林義雄發表一場法庭演說如下：</text:span><text:span text:style-name="T3"><text:line-break/><text:line-break/></text:span><text:span text:style-name="T1">「選舉是一種用數人頭來代替打破人頭的制度， 國父孫中山先生 (陳真按：『國父』二字之前空一格以表尊敬乃是原文，非我所加) 傾畢生之時間和精神創建中華民國，他的目的就是要他所深深熱愛的中國同胞們，用數人頭的方式來代替打破人頭。所以，選舉制度的乾乾淨淨、公正與公平，乃是中山先生致力追求的目標。」 </text:span><text:span text:style-name="T3"><text:line-break/><text:line-break/></text:span><text:span text:style-name="T1">我隨手抄下這些「不久之前」的「歷史」資料，我還能說些什麼呢？這些資料只是隨手拈來，並非刻意尋找；類似話語千千萬萬，因為，過去整個黨外的普遍說法與想法就是這樣：我們都是中國人，兩岸都是骨肉同胞。但是，現在利用價值變了，居然連國父也變成了有毒的妖魔一般，必須當眾砍頭處決，必須丟到垃圾桶，方能彰顯我們勇敢台灣人的愛台灣之心。</text:span><text:span text:style-name="T3"><text:line-break/><text:line-break/></text:span><text:span text:style-name="T1">台灣政治之詐欺、貪婪、膚淺、反智、荒謬、扭曲與冷血，有時想起，難免心寒，難道這就是我費盡半生青春血淚乃至連累親人的一場神聖的民主運動？有時總覺得我是不是在做夢？這一切不堪入目的醜惡、詐欺與荒唐是真的嗎？但願明天一覺醒來，發現這一切矇眛良知的翻雲覆雨、挑撥仇恨與煽動，原來只是我昨晚的一場噩夢。</text:span><text:span text:style-name="T3"><text:line-break/><text:line-break/></text:span><text:span text:style-name="T1">以上是我四年半前寫的。</text:span><text:span text:style-name="T3"><text:line-break/><text:line-break/></text:span><text:span text:style-name="T1">人渣黨除了拼命撈錢奪權之外，這二十幾年來，在美國指令下，發瘋似地炒作仇中反華。最近又動腦筋到國父頭上，說要廢除懸掛國父遺像的法律規定，提案立委就是林義雄的得意弟子范什麼雲的，以及一群屎袋力量的立委們。林義雄口口聲聲說自己是國父孫中山的信徒，如今自己的徒子徒孫們卻要把國父整個幹掉，不知身為「國父信徒」的林義雄有何感想？</text:span></text:p>
      <text:p text:style-name="P2"><text:span text:style-name="T1">陳真   |  2020.10.06 00:26   |   </text:span><text:a xlink:type="simple" xlink:href="http://palinfo.habago.org/Entry?Command=Information_PrintForum&amp;iPage=1#FORUM40010"><text:span text:style-name="T2">#</text:span></text:a></text:p>
      <text:p text:style-name="P3"><text:span text:style-name="T1">同學，你在胡扯，我不相信你讀過史明的 "台灣人四百年史"，因為那根本不是一部要洗腦的書。你恐怕連書的封面都沒摸過。<text:line-break/><text:line-break/>我家裏就保存一本，差不多有兩千頁那麼厚；每一頁都畫滿重點。<text:line-break/><text:line-break/>腦殘連兩百字都嫌多，更何況兩千頁。<text:line-break/><text:line-break/>它是完全有憑有據的一本重要著作。任何人讀了它，都不可能被洗腦，因為它並沒有要洗什麼東西，史明更不是一個含有一絲不良心機的人。他有他堅定的左獨立場，但不會低能到想要去洗腦台灣人。<text:line-break/><text:line-break/>我覺得，不管何種顏色或立場，都不應該睜眼說瞎話，更不應該因為立場不同就故意去醜化對方。那樣很卑鄙。</text:span></text:p>
      <text:p text:style-name="P2"><text:span text:style-name="T1">Shinman   |  2020.10.05 22:01   |   </text:span><text:a xlink:type="simple" xlink:href="http://palinfo.habago.org/Entry?Command=Information_PrintForum&amp;iPage=1#FORUM40009"><text:span text:style-name="T2">#</text:span></text:a></text:p>
      <text:p text:style-name="P4"><text:span text:style-name="T1">當史明寫的"台毒屎"成為必讀, 台灣學子不被洗腦都很難!</text:span></text:p>
      <text:p text:style-name="P2"><text:span text:style-name="T1">陳真   |  2020.10.05 16:27   |   </text:span><text:a xlink:type="simple" xlink:href="http://palinfo.habago.org/Entry?Command=Information_PrintForum&amp;iPage=1#FORUM40008"><text:span text:style-name="T2">#</text:span></text:a></text:p>
      <text:p text:style-name="P3"><text:span text:style-name="T1">不想叛亂都不行 <text:line-break/><text:line-break/>陳真2020. 10. 05.<text:line-break/><text:line-break/><text:line-break/>謝謝Lucy，我其實不怎麼喜歡別人看我寫的東西，因為不管是哪種議題，哲學也好，政治也罷，即便是談到邏輯與數學，對我來說，基本上都具有一種私密性，一種個人告白，就像家書或情書一樣，似乎不太適合張揚。這也是為什麼每當有人談到我的什麼「文章」時，我總有一種尷尬與受辱感，畢竟我並不覺得自己在寫什麼「文章」那麼隆重，不過只是一些個人滄桑。<text:line-break/><text:line-break/>另一方面，我也不喜歡影響別人。我手寫我心，我相信自己所相信的，但是，這樣一種絕對主義卻不出方寸之間；也就是說，它只有一個忠實讀者，那就是我自己，我並不希望它對任何人產生壓力。<text:line-break/><text:line-break/>這些話說過幾百萬遍了，就再說一遍。<text:line-break/><text:line-break/>Lucy，你太單純了，叛不叛亂不是你我決定，而是統治者說了算。對於一個正直的人來說，面對一個不義政權，不想叛亂都不行。<text:line-break/><text:line-break/>你知道我當年的叛亂「罪證」細膩到何種程度嗎？堆積如山的檔案中，一個情治人員出示我在大二時的一張好像是解剖學考卷，上頭有一欄位需填寫作答日期，考卷事先已經印上「民國」二字。但我在考試時隨手把「民國」塗掉，改成西元。於是這就構成了我「反對中華民國」的叛國罪證。事實上，在那當下，我只是記不住民國紀年，比較習慣採用西元。<text:line-break/><text:line-break/>另外，為了方便區隔與日後搜尋，我把苦苓系列重新改標題，苦苓(2)改為「我們都是中國人」，苦苓 (3) 改為「生為中國人，死為中國鬼」的呂秀蓮，苦苓 (4) 改為「永遠不忘祖國的呂秀蓮」，苦苓 (5) 改為「中國土包子李筱峰」。至於已經轉載在外的，愛改不改我就沒法管了。<text:line-break/><text:line-break/>後續還有幾篇還沒寫，下一篇想寫「國父信徒林義雄」，最後再寫一篇被綠營拿來當做政治提款機的陳文成，想考考大家，知不知道他是哪一國人。</text:span></text:p>
      <text:p text:style-name="P2"><text:span text:style-name="T1">Lucy   |  2020.10.05 14:37   |   </text:span><text:a xlink:type="simple" xlink:href="http://palinfo.habago.org/Entry?Command=Information_PrintForum&amp;iPage=1#FORUM40007"><text:span text:style-name="T2">#</text:span></text:a></text:p>
      <text:p text:style-name="P4"><text:span text:style-name="T1">我是從蔡正元的臉書，經＂陳真醫師的小小粉師團＂臉書，然後到這裡來。<text:line-break/><text:line-break/>「生為中國人，死為中國鬼」的呂秀蓮一文，讓我很有感。那感受，一如有人說：＂民進黨元老的前塵往事，若沒人說，我們也不會知道，他們曾經對＂中國人＂如此溫柔與認同。＂（他是指呂秀蓮）苦苓何許人也？我一點興趣也沒有，但一個曾經仇美恨日的民進黨而如何今日變成親美媚日，這讓我十分好奇。<text:line-break/><text:line-break/>挑了您幾篇文章閱讀後，我決心要繼續再閱讀下去。除了想知道民進黨因地因時因人制宜的轉變，此外，好像我從來就沒有好好認識過韓國瑜，以及韓粉。十分吊詭，我好像也是陳醫師口中的＂腦殘人士＂，因為我對韓2019年操之過急的參選及其支持者的偏執也多有微言（雖然最終仍含怒投韓）。<text:line-break/><text:line-break/>面對不義政權，＂質疑、揭發、指控＂，才是正直公民應盡的義務，不是叛亂。因為，我們處在民主制度之內；而且，德不孤，必有鄰。</text:span></text:p>
      <text:p text:style-name="P2"><text:span text:style-name="T1">陳真   |  2020.10.05 09:54   |   </text:span><text:a xlink:type="simple" xlink:href="http://palinfo.habago.org/Entry?Command=Information_PrintForum&amp;iPage=1#FORUM40006"><text:span text:style-name="T2">#</text:span></text:a></text:p>
      <text:p text:style-name="P3"><text:span text:style-name="T1">這二十年來，在仇中反華的洗腦下，把大陸人說成骯髒有毒不衛生兼不識字到處隨地大小便，造謠抹黑大陸的各種產品全是劣質品，事實上呢，先看這個：<text:line-break/><text:line-break/>https://bit.ly/2Sty5tU<text:line-break/><text:line-break/>這才是正港的台灣人，更是台南人的正常發揮。<text:line-break/><text:line-break/>這方面我寫過很多，這樣一種垃圾亂丟的場面只是小兒科，根本不足以成為 "新" 聞。台南的 "黃金海岸" 有哪時候不是滿地垃圾？<text:line-break/><text:line-break/>台南人是連破掉的馬桶、上面還沾滿大便，都能隨手丟棄在馬路邊，死貓死狗更是隨便丟，而且甚至能夠在馬路邊一擺就是幾年，四年清一次，選舉快到了才來清理，一次清出幾十大袋的垃圾；車禍現場的腦漿和鮮血就放著讓它自然風乾，撞壞的路燈，比義大利的比薩斜塔還要斜上三十度，照樣幾年無人修理。<text:line-break/><text:line-break/>更不用說防疫了。台灣連防疫都能自我無限吹噓與神化，虛構成世界傳奇，然後另一方面卻把大陸講得一文不值，完全就是睜眼說瞎話，欺騙腦殘。而且，台灣不過才兩千三百萬人，五百多人罹患新冠病毒，大陸有15億人口，九萬人罹病，按比例來看，兩者有什麼天壤之別嗎？<text:line-break/><text:line-break/>小地方當然好控制，如果要這樣吹噓，那麼，不瞞各位，全世界防疫做得最好的就是我家，一家三口無人罹患新冠肺炎，防疫效果百分百，而且我每天在醫院出生入死，能夠有此零罹病之防疫成績，更是經典傳奇。<text:line-break/><text:line-break/>而且，台灣似乎有一種心態就是盡量不檢測，就當做沒有人罹患。<text:line-break/><text:line-break/>再說，大陸原本是全世界罹患新冠肺炎最多的國家，現在卻掉到40幾名，再過兩天，日本就要比大陸還要更多的罹病者了：<text:line-break/><text:line-break/>https://bit.ly/3cWsZzZ<text:line-break/><text:line-break/>事實上，大陸才是全世界防疫工作做得最好的，卻被抹黑成最差，完全就是睜眼說瞎話，把台灣人當白痴耍。連防疫這樣一種純屬公衛與醫療的科學工作，居然也能遇見政治就轉彎，拿來當成一種打擊異己、抹黑對岸的政治操作工具。這些人渣，人格扭曲，真是病得不輕。</text:span></text:p>
      <text:p text:style-name="P2"><text:span text:style-name="T1">陳真   |  2020.10.05 00:58   |   </text:span><text:a xlink:type="simple" xlink:href="http://palinfo.habago.org/Entry?Command=Information_PrintForum&amp;iPage=1#FORUM40005"><text:span text:style-name="T2">#</text:span></text:a></text:p>
      <text:p text:style-name="P4"><text:span text:style-name="T1">中國土包子李筱峰<text:line-break/><text:line-break/>陳真2020. 10. 05.<text:line-break/><text:line-break/><text:line-break/>前些日子有事要辦，不得不去一趟台南市的所謂「消防博物館」及「文學館」，看到這些機構如何操弄歷史，實在有夠無恥；雖不意外，但依舊滿肚子火。<text:line-break/><text:line-break/>台南，應該是全台灣洗腦洗得最為齷齪下流的一個地方，日本鬼子一概捧成台灣人的主人、恩人，捧成台灣人的啟蒙導師，讓台灣人脫離野蠻邪惡的中國人之統治；在日本人統治下的生活，則是如此幸福美滿高尚典雅，家家豐衣足食，個個錦衣華服，美侖美奐。<text:line-break/><text:line-break/>但是很不幸，二次戰後，骯髒邪惡有病有毒的中國人又來了，台灣人於是又被屠殺、剝削與羞辱。對於日本人，則百般美化，連雞毛蒜皮事都能無限吹捧虛構，又是立碑建廟，又是蓋銅像，洗腦台灣下一代必須對日本鬼子感恩戴德。比方說你看，連一個消防隊也要吹捧成台灣必須永世感念的恩人：<text:line-break/><text:line-break/>https://bit.ly/3lgRJG5  <text:line-break/><text:line-break/>你覺得，一個人如果打從一出生就接受這一套鋪天蓋地的洗腦謊言教育，腦子是不是會壞掉？在這島上，洗腦真是洗得無法無天，喪盡天良，毫無廉恥；除非絕頂聰慧，否則很難逃脫洗腦宿命。<text:line-break/><text:line-break/>大陸同胞其實應該憐憫台灣人，而非歧視之，因為，今天假若你是出生在台灣而非大陸，肯定也是腦殘一枚，照樣傻乎乎地仇視自己的同胞與祖先，認賊作父，崇拜撒旦美、日。<text:line-break/><text:line-break/>黨外時期，黨外人士基本上對美國與日本採取十分敵對的態度，特別是日本鬼子殖民台灣之血腥殘暴以及泯滅人性的侵華暴行，更是眾人憤恨難消的基本史實。但是，短短十幾二十年之間，當美國開始對中國採取更進一步的敵對政策之後，透過親日台奸黑金老賊李登輝及其綠營徒子徒孫們的炒作，整個基本史實竟然被全盤竄改；理當殺千刀的日本鬼子，搖身一變，變成台灣人必須崇拜跪舔感恩戴德的主人與恩人。<text:line-break/><text:line-break/>四年多前的2016年4月26日，我在巴勒網留言板上寫了篇文字，是關於我的一位舊識，一位深綠學者李筱峰。他過去黨外時代根本一點都不獨也不怎麼綠，後來時代風向變了，居然馬上變成愛台急先鋒，真是讓人有點難以想像。<text:line-break/><text:line-break/>我那篇留言有點長，摘錄如下，讓我們看看這些所謂反中人士，當年是如何以身為中國人及接受中國文化薰陶為榮。我是這麼寫的：<text:line-break/><text:line-break/>李筱峰在他寫的書《一個大學生的覺醒》裏頭有一篇文章，節錄幾段給大家看。對此我只是想說，當今綠油油的勢力，往往喜歡把凡是跟中國或中華文化有關的東西全說成是有毒有害且低級落後。可是，如果中國的一切是如此可恨可笑低級落後且有毒，難道這些綠油油人士忘了自己當年比誰都毒嗎？如果他們自己也曾「中毒」過，何苦要對當下少數異己大扣賣台帽子？如果綠油油人士過去奉為精神典範的這些中國有毒之物，在過去是如此珍貴動人價值非凡，為何短短幾年之間就突然變成有毒、可笑且可鄙了呢？<text:line-break/><text:line-break/>李筱峰的這文章很長，十幾頁，標題是《基督教有助於中國現代化嗎？》，副標題是《林治平之「基督教與中國」讀後》。林治平教授是《宇宙光雜誌》創辦人，主張中國需要基督教。李筱峰說，他乃是「以一個熱衷於中國現代化的非基督徒立場」來反駁林治平。<text:line-break/><text:line-break/>李筱峰質疑說，基督教徒「也有一些敗類」，「既然傳教士們的行為都有著全知全能的上帝在上指引、指示，為何還要讓他們淪為敗類？」他說，基督教被人利用，「上帝竟然袖手旁觀，這真叫我這個中國土包子大惑不解」。他還說，「同樣手捧聖經，同樣口念阿門，同樣都說是奉上帝旨意，我們要憑什麼方法才能在眾聖徒之中分辨哪些是敗類，哪些是真貨？這個問題除了請教林先生，也想請林先生轉問您的上帝他是怎麼分辨的？」<text:line-break/><text:line-break/>李筱峰更是憤恨不平地質疑林治平，說他「怎麼可以同情十九世紀中葉時，西方帝國主義的勢力，藉著與中國訂定不平等條約，硬是把基督教給強制帶入中國」。 <text:line-break/><text:line-break/>林治平認為，中國光是只有孔子是不夠的，還必須有神才能彌補此一精神缺憾。李筱峰反駁說：<text:line-break/><text:line-break/>「這簡直是叫孔子和耶穌兩位先生表演一場拔河比賽。這場比賽如果要我當裁判，我會選擇孔老夫子。因為孔老夫子所表現的人本主義精神，較之耶穌那套神說鬼話的神本主義要理性健康多了。可是林治平先生就不這麼認為，他壓根兒就蔑視人本精神，所以投了耶穌一票。」<text:line-break/><text:line-break/>林治平說耶穌有神性，但孔子沒有。李筱峰反駁說：<text:line-break/><text:line-break/>「我不由得感到好笑。照林先生的口氣，好像一個人宣稱自己是神就可以當神了。這麼說，太平天國的洪秀全宣稱自己是耶穌的弟弟 (上帝的私生子？)，我們也都該相信他是神了嗎？天下哪有這麼便宜的事啊！...這只是顯示其認知能力的低落而已。我們如何肯定耶穌原本就是神，...除了聖經裏那一套神話鬼說可以圓謊之外，還有什麼充份證據？」<text:line-break/><text:line-break/>李筱峰文章結語標題為《我的祈禱》，他如此「禱告」：<text:line-break/><text:line-break/>「我不反對個人在徬徨無助、空虛恐懼時去尋求一些心靈的慰藉，只要不濫用權勢、成群結黨、貽害社會就好（陳真按：聽起來好像在罵當今的長老教會），但是，若提倡中國需要基督教，......這是我個人要嘶聲竭力大呼不可的。最後，願知識、明理、勇氣、仁愛、容忍常與國人同在，阿門！」<text:line-break/><text:line-break/>李筱峰在該書裏頭還有一篇更精采的文章，標題是《民主政治揹了帝國主義的黑鍋》。<text:line-break/><text:line-break/>當今綠油油的台灣，無孔不入地洗腦下一代，洗腦的基調就是親美舔日及妖魔化中國，一方面把中國及中華文化徹底妖魔化，甚至連中國人都能妖魔化得彷彿個個都是邪魔歪道臭不可聞，但卻大力美化日本殖民史及侵略史，並且甘為美國走狗，為其效忠，自我作賤到極點，卻以此為榮，毫無半點尊嚴可言。<text:line-break/><text:line-break/>更不可思議的是，居然把這樣一種「親美舔日仇中」的想法給講成由來已久，講成是黨外人士長久以來拋頭顱灑熱血所追求的偉大目標。可是，黨外是這樣一種思維嗎？絕對不是，而且恰恰相反。不信的話，請看李筱峰這篇文章是怎麼寫的。他說：<text:line-break/><text:line-break/>「這些年來，由於歐風美雨的吹打，以及經濟殖民的『日』曬（指日本），再加上買辦份子的從中催化，促使生長在中華民國台灣省的許多人，尤其是年輕的一代，茫然又昏沉地拜倒在外國商品之下；不是過著唯『美』主義的生活（指美國），便是擔任日本殖民文化的傭兵，從時裝國片的汽車洋房，到一般大學生的洋舞會，從蜜絲佛陀的大廣告，到年輕人胸前的 "USA" 字樣，....無一不在在顯示著這股商品文化的氾濫，也無一不在在顯示著我們民族靈魂的衰微。」<text:line-break/><text:line-break/>李筱峰所痛心疾首的所謂「民族靈魂的衰微」，指的就是中國魂。他說：<text:line-break/><text:line-break/>「對於這個問題的處理，我們的　國父孫中山先生（陳真按：「國父」之前以表尊敬的空格乃是原文，非我所加。以下同）便提出了相當睿智而高明的看法。  國父在肯定歐美民主政治之後，並沒有因此就當起資本主義的代言人。  國父畢生奮鬥，其目的在求中國之自由平等，而中國之自由平等，對外乃在於反抗帝國主義之壓迫，以求中國在國際地位上的獨立自主。今天，在面對著外國商品文化氾濫蔓延的時刻，已有許多人能夠肯定　國父民生主義的方向，並且大聲疾呼，這是很可喜的現象。」<text:line-break/><text:line-break/>李筱峰這書其實是很有價值的，要不然我當年那麼窮，怎麼捨得花錢買？比方說，他裏頭有一篇文章就寫得很好，標題很長：「中國教育史上的一道光芒--檢拾中國公學的吉光片羽」。內容略過不表，他的結語是這樣說的：<text:line-break/><text:line-break/>「中國公學已成為過往雲煙，但是它的精神彷彿在中國教育史上放射出一線耀眼的光芒。藉著這一線光芒，我們應該可以看清我們教育的前路了；藉著這一線光芒，我們可以建立起更多、更偉大的——中—國—公—學！」(陳真按：這些震撼人心的一連串破折號與驚嘆號全是原文，非我所加。)<text:line-break/><text:line-break/>我也曾經好幾次介紹過胡適的中國公學，並曾引為個人畢生職志，只可惜就如李筱峰所感嘆，這樣一種個人理想，「早已成為過往雲煙」。如今，島上這些仇中反華的綠油油之士，非但並沒有打算「建立起更多、更偉大的——中—國—公—學」，反倒努力妖魔化中國與中華文化的一切，視之為毒素，視之為仇敵，不共戴天，甚至妖魔化自己的手足同胞，盡一切努力挑撥對於同胞骨肉的仇恨與鄙視！<text:line-break/><text:line-break/>幹這樣一些傷天害理之事，為的是什麼呢？圖的又是什麼呢？是我忘了與時俱進？是我進步的腳步跟不上各位昔日「同志」？還是「同志們」遺忘初衷，迷失了方向？ </text:span></text:p>
      <text:p text:style-name="P2"><text:span text:style-name="T1">陳真   |  2020.10.04 02:17   |   </text:span><text:a xlink:type="simple" xlink:href="http://palinfo.habago.org/Entry?Command=Information_PrintForum&amp;iPage=1#FORUM40004"><text:span text:style-name="T2">#</text:span></text:a></text:p>
      <text:p text:style-name="P3"><text:span text:style-name="T1">永遠不忘祖國的呂秀蓮<text:line-break/><text:line-break/>陳真2020. 10. 04.<text:line-break/><text:line-break/><text:line-break/>接著再談談「生為中國人，死為中國鬼」的呂秀蓮在《尋找另一扇窗》一書的文章。裏頭有一篇叫做「挺起你的脊椎骨」。「你」是誰呢？你當然就是中國人。<text:line-break/><text:line-break/>呂秀蓮說，當時台視正在開播一齣連續劇叫做「功夫」，她說她看了幾集，相當「受不了」。為什麼呢？因為裏面的中國人太溫和了，被「白洋人」百般糟蹋，直到最後忍不住了，才施展功夫打倒白洋鬼子。呂秀蓮說，咱們中國人為什麼不一開始就給那些欺負我們的白洋人一點顏色瞧瞧呢？幹嘛總是要強調「謙卑」、「忍讓」到最後一刻？<text:line-break/><text:line-break/>呂秀蓮說，那樣一種「謙卑忍讓」其實是一種自卑。她說，「國人的民族自卑緣起於鴉片戰爭」。她認為，在個人層面上，白洋人並不比我們高明，我們實在沒必要以「身為中國人」而感到自卑。她很感慨，放眼台灣，經常「可發現國人對洋人的巴結與對本國同胞的冷落」，於是使得很多不三不四的洋人，來到台灣之後，「果真就莫名其妙地自抬身價了」，而同胞們卻依舊對之卑躬屈膝。<text:line-break/><text:line-break/>呂秀蓮說，「人性有時相當地『賤』，你越是卑屈，對方就越得意，我們憑什麼助長他們洋人的驕氣呢？」<text:line-break/><text:line-break/>最後，呂秀蓮鼓舞台灣同胞們，「挺起你的脊椎骨吧！做一個不卑不亢的現代中國人！」文末，她還引用一位讀者的來信說道：我們相信，「中國會再強大起來」！<text:line-break/><text:line-break/>接下來另一篇文章叫做「維他命與強胃散」，接著談「功夫」這部電視連續劇。呂秀蓮說，有位高二學生讀者寫信給她說，中國人被洋鬼子欺負到受不了之後才展現真功夫打倒對方，並非出於自卑，而是出於「中國特有的『仁』」的精神。呂秀蓮十分讚賞這位高二同學的來信，誇讚他「小小年紀就能體會出這麼深奧的哲理」。<text:line-break/><text:line-break/>呂秀蓮認為，「崇尚暴力與色情」的美國人，「的確需要這樣一種 (關乎『仁』的精神之)人性啟迪」。但是，做為長年被洋人糟蹋屈辱的中國人，如果還一味地謙卑忍讓下去，我們仍將世世代代遭受屈辱，洋人照樣會繼續歧視我們。<text:line-break/><text:line-break/>最後，呂秀蓮結論說：「 國父不是一再昭示我們必須先強大國族再來談世界主義嗎？」因此，她要大聲疾呼，「呼籲國人挺起脊椎骨」，做一個敢怒敢言、絕不遭受屈辱的中國人！<text:line-break/><text:line-break/>講完連續劇「功夫」，呂秀蓮在該書63-64頁接著講李小龍演的《精武門》。她說，面對日本人的欺凌，李小龍「在銀幕上展現的，不是兒女私情的娘娘腔，也不光是叱吒呼嘯的功夫而已」，而是展現了「正義」以及「民族意識與尊嚴」。她說，「這不正是日趨萎靡中的你我所切切需要激勵的嗎？我們的國魂，彷彿在他 (李小龍) 的渾身解數中復甦了。」呂秀蓮說，這也說明了李小龍出殯時萬人空巷之盛況；他所展現的民族氣節，「比任何一個專演郎啊妹啊、財啊色啊的人更受人愛戴」。<text:line-break/><text:line-break/>再翻個幾頁，比方說74頁，呂秀蓮說她來到金門，眺望「一水之隔」的祖國；「國破山河在.....感時花濺淚」的感觸，「在心田冉冉升起」。<text:line-break/><text:line-break/>呂秀蓮不斷感嘆國人之崇洋媚外。她說 (105頁)，她有一次去台北的「美國學校」參加一項聚會，看到「兩位長髮披肩」的「中國女孩橫躺在地上，神態自若地與旁側的美國男孩眉來眼去 。我真不知道，設使她們的雙親目睹斯情斯景，將作何感想？」<text:line-break/><text:line-break/>呂秀蓮說，台灣到處都是這種「洋味十足的黃面孔」，反倒是那些在「歐美旅居多年」的人，「倒是洋不起來」，「這些小毛頭們卻洋得這麼厲害」。<text:line-break/><text:line-break/>呂秀蓮也提到她在美國念書時，曾經有一次答應幫一位已離婚的洋人太太帶小孩，對方是個「五歲的小娃娃」。呂秀蓮說，她給這個小娃娃說了一個「中國民間故事」。小孩問她說：「什麼是中國？哪裏是中國？」呂秀蓮就「指著自己的黑頭髮和扁鼻子」說，這就是中國。<text:line-break/><text:line-break/>後來，小娃娃的媽媽回來了，給了她五塊兩毛五分錢做為帶小孩的酬勞。呂秀蓮說，她把錢塞進自己的大衣口袋裏，但一方面偷偷數著錢，發現對方多給了她七分七毛，於是就隨手歸還了。洋人太太很感激。呂秀蓮說，這是一種「要命的中國人的驕傲」。<text:line-break/><text:line-break/>其實我看不太懂呂秀蓮這一段是在寫什麼「中國人的驕傲」，反正就是一直講我們中國人、中國人、中國人，似乎生活中每一件事總是必須讓我們時時都不應忘記做為一個中國人的苦難與偉大。<text:line-break/><text:line-break/>我隨手翻了這本書，至少就看到呂秀蓮至少先後兩次(第10頁與第193頁)引用了蕭邦的一段話：<text:line-break/><text:line-break/>「唯願我就要回來<text:line-break/>但當我被迫流浪<text:line-break/>在心中<text:line-break/>在音樂裏<text:line-break/>將深深地刻上--<text:line-break/>祖國的痕跡<text:line-break/>永遠地<text:line-break/>永遠地都不會忘記」<text:line-break/><text:line-break/>呂秀蓮很喜歡蕭邦這段話。至於「祖國」是哪一國呢？當然就是中國，而這也是「生為中國人，死為中國鬼」的呂秀蓮「永永遠遠都不會忘記」的祖國情懷。<text:line-break/><text:line-break/>如前文所說，呂秀蓮是綠營之中極少數的正直清廉之士，我並不是要嘲笑呂秀蓮之今昔有別，而只是想說明一個基本事實就是：黨外時期，我們都是中國人，沒有一個例外。至於仇中反華之政治操弄與洗腦，則是自稱日本人的黑金貪污老賊李登輝(1996年)和阿扁上台(2000年)之後才開始進行。<text:line-break/><text:line-break/>最近十年，在美國的指令下，更是透過控制所有媒體、學界與中小學教育，透過歪曲基本史實以及充滿可恥謊言的洗腦教材，玷污下一代，使之認賊作父，使之崇拜真正屠殺、剝削與利用台灣人之東、西洋鬼子，以一種完全瘋狂鋪天蓋地的造謠抹黑方式妖魔化中國，醜化中國人，讓台灣人仇視自己的祖先與同胞，視之為不共戴天的仇敵甚至是全人類公敵，衊視自己的血統，進一步鼓動兩岸進行血腥殘殺。</text:span></text:p>
      <text:p text:style-name="P2"><text:span text:style-name="T1">孫韋懷   |  2020.10.03 11:00   |   </text:span><text:a xlink:type="simple" xlink:href="http://palinfo.habago.org/Entry?Command=Information_PrintForum&amp;iPage=1#FORUM40003"><text:span text:style-name="T2">#</text:span></text:a></text:p>
      <text:p text:style-name="P4"><text:span text:style-name="T1">宗教和玄學對於我分為兩部分：一類是學術類，任何人只要學習都可以了解；另一類以人力而言不可知不可解。相對來說我不在乎前者，因為後者對我來說才表現了宗教中的美。<text:line-break/><text:line-break/>有的說：“而今中國有聖人。”我信了；有的說世上有六道輪迴，我信了；有的說：“父與我原為一。”我信了；有的說：“I am that I am.”我信了。這些信是不假思索的盲從，因信認這些事物為基礎來看它們。其實看書畫電影又何嘗不是？有信就有美，這美不可方物。<text:line-break/></text:span></text:p>
      <text:p text:style-name="P2"><text:span text:style-name="T1">陳真   |  2020.10.02 03:55   |   </text:span><text:a xlink:type="simple" xlink:href="http://palinfo.habago.org/Entry?Command=Information_PrintForum&amp;iPage=1#FORUM40002"><text:span text:style-name="T2">#</text:span></text:a></text:p>
      <text:p text:style-name="P3"><text:span text:style-name="T1">「生為中國人，死為中國鬼」的呂秀蓮<text:line-break/><text:line-break/>陳真2020. 10. 02.<text:line-break/><text:line-break/><text:line-break/>三年多前，也就是2017年1月23日和1月24日，我在巴勒網留言板上出了一道「有獎徵答」。舊文新登，再貼一次，不知各位看完有何感想？<text:line-break/><text:line-break/>我如此寫道：<text:line-break/><text:line-break/>最近忙搬家，整理東西之際，找到某人寫的某一本書，裏頭有篇文章，題目叫《比生存更重要的》，內容一兩千字，義正辭嚴，所言甚是，我就摘錄給各位欣賞。如果有人能猜出作者，有獎品哦，獎品是電影《戀戀風塵》正版原聲帶一塊。<text:line-break/><text:line-break/>該文章說道：<text:line-break/><text:line-break/>台中有家電子科技公司，「為了孝敬其日籍老闆，規定廣播時全體員工必須在場立正聽訓」。可是有一天，來了某私立職業學校的一群實習生，因為聽不懂日語，於是立正兩分鐘後便紛紛自行坐下聆聽。此事觸怒了該廠日籍經理，除了痛斥學生外，並揚言要將那位據理力爭的學生開除，結果五十餘名實習生決定同進退，全體自動請辭。<text:line-break/><text:line-break/>作者說：<text:line-break/><text:line-break/>「這是一則雖然義憤填膺卻也大快人心的消息。日本財閥沾其軍閥之光，戰前享有大東亞帝國的甜頭，戰後猶難忘舊夢綿綿，沉迷於殖民時代的威福，時時刻刻垂涎魚肉台灣人民的樂趣，只要有機可乘，便故態復萌，真是『巴格阿魯』！」<text:line-break/><text:line-break/>「可憐台灣同胞，經過日本半個世紀的蹂躪欺壓，少數人竟然軟了半截骨頭，遇到日本人便低聲下氣，什麼都不敢做主。」<text:line-break/><text:line-break/>作者又說：<text:line-break/><text:line-break/>「這種認命的性格，被日本人所牢牢把握住，於是生殺予奪，愛惡隨心，日人奴化政策的餘音，居然迄今猶繞樑在耳。卻又何等可喜，台灣年輕一代已經把脊椎挺起來，而且挺得很筆直了！」<text:line-break/><text:line-break/>不過，作者譴責該科技公司的員工為何從來不敢反抗，卻是由一些職校實習生帶頭抗議。作者說，「一般員工固然無知無識的居多，卻也不乏高級職位者，何以如此不明大義，為虎作倀？」<text:line-break/><text:line-break/>最後，作者鼓勵大家「不要畏懼」，也「不要只在乎飯碗」，因為世上「還有比生存更重要的事」。作者說，「假設人人都有寧為玉碎不為瓦全的覺悟，老闆們又其奈我何？甘地的不合作主義是真可以派上用場的，到頭來投降的將是那自以為是、其實什麼都不是的日籍大財閥。」<text:line-break/><text:line-break/>作者結論說：<text:line-break/><text:line-break/>「不合作是需要高度勇氣的，至少要有置諸死地而後生的體認，以及餓死事小失節事大的情操。」不過，作者又說，餓死沒什麼，「畢竟人生自古誰無死，而天地間還有比生命更真、更善、更美的尊嚴與榮耀啊」。 <text:line-break/><text:line-break/>文章內容大致如此，請問作者是誰？請作答。這題很重要哦。估計若能答對者，歷史思想程度至少到達幼稚園大班以上。在這鬼島上，幼稚園大班以上的史學程度已經算很厲害了哦，一般人的腦袋都還停留在阿米巴原蟲的階段。<text:line-break/><text:line-break/>再給各位一點線索，這書可是當年的暢銷書哦，不斷再版。作者十分滿意自己的思想與才華，在自序裏自稱此書乃是在進行「形而上的觀念批判與理論鋪敘」，因此，作者說，「預購的函件如雪片般飛來」。其中有位讀者寫信給作者，稱讚此書「充滿了中國的儒家思想」，作者聽了非常開心，在自序中表示對此一稱讚「欣然接受」。<text:line-break/><text:line-break/>作者說，她之所以敢於如此不謙虛，「並非出於個人的狂妄自大，而是因為我體認到我生為中國人，死為中國鬼的事實，於是我必須更加努力於使自己做一個中國人--一個更現代、更邏輯、更活化的中國人。或許這正是此書之所以能引起高度共鳴的原因所在吧。斯時斯地，你我所要追尋的，不就正是一條現代的、邏輯的也活化的中國之路嗎？」。<text:line-break/><text:line-break/>請問這位「生為中國人，死為中國鬼」、自豪於自己渾身上下「充滿了中國儒家思想」的作者是誰？請作答。<text:line-break/><text:line-break/>答案是：「黨外才女」呂秀蓮。書名叫做《尋找另一扇窗》<text:line-break/><text:line-break/>2017年1月24日公佈答案後，我接著繼續寫道：<text:line-break/><text:line-break/>我只是因為搬家整理東西，剛好看到這書就隨手翻一下，並不是刻意要去找出什麼黑資料，而我要強調的也就是這一點。這樣一些言論絕非特例，而是當年黨外的普遍態度。也就是說：<text:line-break/><text:line-break/>1. 什麼「支那賤畜」等等這些仇中反華的流行潮流或什麼「天然獨」等等，是阿扁2000年上台後才開始大力炒作。2008年，雖然換馬英九上台，但綠營的炒作仇中反華以及朝著舔美舔日的方向洗腦下一代，卻更是變本加厲。在這之前，黨外一點都不反中。不但不反，而且態度上普遍對於大陸採取親善友好態度，並以中國人自居。<text:line-break/><text:line-break/>因此，時下流行的這樣一些說法，把台灣這些年來甚囂塵上的仇中反華潮流說成是一種彷彿天經地義、彷彿只要是人盡皆仇中反華、彷彿自古以來台灣人就唾棄中國等等等，全屬一派謊言，完全背離基本事實。就連林義雄當年的省議員競選文宣都是打著「做一個堂堂正正的中國人」為口號。<text:line-break/><text:line-break/>2. 黨外不但一點都不敵視自己「生為中國人」的基本事實，就連對於中國共產黨也都傾向美化或淡化，以便對抗國民黨的反共宣傳。<text:line-break/><text:line-break/>比方說，我最近搬家整理東西時還找到一本《美麗島雜誌》第二期。印象中，它只發行了四期之後，美麗島事件就爆發了。這一期裏頭有一篇所謂「台獨理論大師」林濁水的文章，叫做《綠卡攻防戰》，小標題是《推波助瀾的恐共教育》。<text:line-break/><text:line-break/>林濁水痛批國民黨推行恐共教育，讓台灣人「接受了共產黨乃是罪惡的影像以後，產生了拒共心理」 ，同時也產生另一種效果就是「以為中共很可怕」、「無孔不入」。林濁水痛批國民黨，一方面醜化中共，一方面卻又把中共說得很厲害，讓台灣人民一方面相信大陸人民「生活很悲慘」，卻又同時「喪失了抗共的勇氣和信心」，於是大家紛紛想拿綠卡，一走了之。<text:line-break/><text:line-break/>3. 國民黨過去長年打一張牌叫做「安定牌」，非常有效，選舉時所向無敵。為了打擊這張「安定牌」，黨外於是就努力告訴大家說中共有多麼友善、無害與理性，甚至「很可愛」(謝長廷語)，並因此大力鼓吹反軍購，因為黨外人士說，中共根本不會打過來，花幾千億買一堆武器幹嘛？<text:line-break/><text:line-break/>黨外搞選舉時，經常可聽到類似言論，總是如此告訴群眾說：只要讓更多黨外人士選上民意代表來監督國民黨政府，我們就可以跟中共保持兩岸友好關係，幾千億的軍購將全部統統可以省下來；並且經常做算數題給大家看，告訴大家說，把這幾千億幾萬億拿來分一分，每個人可以分到多少錢，台灣人民的生活品質與社會福利也將大幅改善云云。<text:line-break/><text:line-break/>台獨聯盟還曾經爭取到美國國會作證，指控國民黨之藉著軍購貪污及政治操弄，要求美國停止對台軍售。<text:line-break/><text:line-break/>4. 黨外不但不仇中反華，而且對於當時依然倒行逆施的中共政權力圖淡化甚至美化；不光這樣，黨外還傾向批美反日。為什麼呢？因為美國是當年萬惡國民黨的背後靠山，所以，打擊了美國，訴說了美國的陰謀，也就等於傷害了國民黨統治台灣的正當性，選票就會滾滾而來。<text:line-break/><text:line-break/>就連當年反核也都知道要打擊要害，要害就是核電政策的背後就是美國在下指導棋，牽涉美國公司龐大利益。<text:line-break/><text:line-break/>黨外不但批美，而且十分反日。舉一例，1989年，侯孝賢的《悲情城市》在威尼斯獲得金獅獎，因為該電影觸及228事件，並且宣稱這些反抗者是「義士」，而不是國民黨教育下的所謂「暴徒」，因此引起當時社會上很大的衝擊。<text:line-break/><text:line-break/>但是，你知道嗎？黨外一些人，特別是所謂最有理想性 (聽他在放屁)的「新潮流」更是反日，馬上跳出來批評這部電影「美化日本人」，原因是電影中女主角不是在戰後和一個日本女性友人道別嗎？電影中，那個日本女子一句話也沒說，穿著端裝，沉默不語；連這樣也不行，黨外說，這就是「美化日本人」。我記得，當年還不是綠油油的吳念真，馬上反罵民進黨說，「你們那麼多意見，幹嘛不自己去拍部電影？」<text:line-break/><text:line-break/>5. 我更要強調的是：為何以前如此反日仇日，甚至要求大家連命都可以不要，連飯碗也該打破，就是應該要反日，現在卻努力給大家洗腦，努力竄改殖民歷史，努力舔日本人的LP，舔得完全沒有半點廉恥心。何以致之？這裏頭當然絕對沒有半點所謂「天然」的成份，全是根據政治利益所進行的政治操弄與洗腦。<text:line-break/><text:line-break/>6.更重要的一點，也就是我要說的最重要的一點結論是：這樣一些仇中反華及舔美舔日的政治操弄與洗腦，絕非個人之所為，也絕非民進黨一黨之所為，而是美國一手包辦，日本協助辦理。也就是說，我們都只是人家的一個鬥爭用的棋子，差別只是在於民進黨極其有意地樂於擔任這樣一種漢奸角色，從中獲取私人暴利與權力，而我們只是餵食這群豺狼虎豹的祭品。<text:line-break/><text:line-break/>美國在仇中反華的洗腦工作，依我判斷，大約在2008年馬英九上台後便開始加大力道，跡近瘋狂。重點當然不是馬英九上不上台，重點是中國大陸在這個時間點已經實質崛起，對美國產生極大壓力。<text:line-break/><text:line-break/>我知道裝模作樣自以為很有理性的人，一定會裝模作樣地跟我要證據。我很懶得理會這類無腦人士。因為，只要稍微對政治有點了解，難道連這麼明明白白的事實也看不出來？<text:line-break/><text:line-break/>事實上，我有更直接的證據，但我的第一手證人「們」不可能會願意出面作證，所以我也沒法多說什麼。我只能說，美國才是這一切操弄仇中反華舔美舔日洗腦的操盤者，操弄方式之一就是透過對於台灣主流媒體與學界的直接操控，包括人事任用，完全是美方一手主導。這只是一個基本事實。<text:line-break/><text:line-break/>7. 在這個意義上，民進黨只是一種幫凶與打手的漢奸走狗角色，他本身並沒有自主意志，阿扁說得完全正確，台灣是由「美國在台軍政府」所管轄，而所謂台灣總統就如阿扁所說，只是美國軍政府的一個執行者，隨便一個 AIT (美國在台協會)的小職員，都比所謂台灣總統更有發號施令的權力。<text:line-break/><text:line-break/>阿扁因為貪汙入獄，他向美國法院提出抗告，要求美國政府為他平反，理由是他只是美國利益的一個執行者，他擔任所謂總統時並沒有違背美國的命令。阿扁宣稱，美國才真正具有統治台灣的實權，因此要求美國法院撤銷台灣法院對他的判決。阿扁說，台灣的法院並不合法，根本無權對他做出判決，而美國政府及其所屬的法律體系，才是台灣真正的統治者。<text:line-break/><text:line-break/>難道你以為阿扁瘋了嗎？我跟你說，他頭腦清醒得沒有幾個人比得上。<text:line-break/><text:line-break/>8. 最後，也許不是很重要，但還是應該聲明一下。我個人並不認識呂秀蓮，但我們有著許多共同的朋友。據我所知，呂秀蓮並不壞，她是個正直的人。就在呂秀蓮宣示「生為中國人，死為中國鬼」的所謂親中賣台言論之後幾年，她就進了國民黨的黑牢，而且差點槍斃。<text:line-break/><text:line-break/>黨外運動其實是很溫和的，溫和得像小綿羊，但國民黨卻逼人造反，硬是要製造烈士。但是，相對於美國與日本這個層級的操弄，這類島內事務其實都只是一些細節，大方向則是完全操控在美國手上，它才是我們真正的敵人，民進黨只是他養的一條狗，非常喜歡吃；不管什麼傷天害理危害台灣社會的事，只要有利可圖，他都願意為美國主子效勞。</text:span></text:p>
      <text:p text:style-name="P2"><text:span text:style-name="T1">Akan   |  2020.10.02 02:55   |   </text:span><text:a xlink:type="simple" xlink:href="http://palinfo.habago.org/Entry?Command=Information_PrintForum&amp;iPage=1#FORUM40001"><text:span text:style-name="T2">#</text:span></text:a></text:p>
      <text:p text:style-name="P4"><text:span text:style-name="T1">我是無所謂信或不信法蒂瑪奇蹟，因為任何宗教在信仰之下都會發生所謂的神蹟，就是不可思議的、超越人的所知和理解。2018年電影狄仁傑之四大天王裡很有意思的結尾，是，人眼睛看見的是不是一定是真的？或應該說，眼睛接觸到外境所產生出來的那個對所見的分別和定義--例如太陽在地面蛇行又回到天上這件事，是真是假？又，我們能見的和所見的，有沒有被外力操控的成份和可能？<text:line-break/><text:line-break/>佛教講眼耳鼻舌身意(六根)、色聲香味觸法(六塵，外境)。六根的前五根是實體的，眼耳鼻舌身，眼睛看見了就是看見了；但是識--五根接觸外境產生的意識分別，怎麼來的？狄仁傑那電影裡，眾人被眼前所見的妖魔鬼怪嚇得魂不附體，可是阮經天飾演的一個出家法師則叫眾人持咒破除那迷惑/影響/干擾眾人意識的外力，破除後，眾人再看那些妖魔鬼怪就成了普通人了。<text:line-break/><text:line-break/>如果沒有外力介入干擾，為什麼法蒂瑪奇蹟裡只有小男生聽不見也不能交談？這可以說是一種被設定，像現在台灣很多自稱通靈的，其實都是被通的。而如果外力能夠干擾小男孩，自然也夠力干擾7萬人的意識---產生幻覺；或太陽蛇行也可能是一種外力的操作而產生的變化---這個我認為可能性很低，因為要使一個實體產生變化幾乎不可能。但說起來也很像魔術，明知道是假的，但找不出破綻。美國有一個很邪乎的魔術師 Chris Angel，當眾在公園邀2個路人做互換下半身再變回去的表演。神蹟？神通？還只是人找不到破綻？其實也可能我們的心識一直被表演牽絆著，導致我們根本看不出破綻，或，我們根本沒有能力找出破綻。而我們為什麼會認定有破綻或認定魔術是假的？因為他說這是魔術，他沒說他是神，或關帝爺媽祖王爺三太子，或耶穌上帝聖母佛菩薩.... 如果他真說了，變成我們清醒了，認為他瘋了。<text:line-break/><text:line-break/>不管西方的基督/天主教，或是東方的道教/自稱一派教，都有個通病--神蹟裡的神，都是自稱的，接著人根據祂的自稱付予祂在人間的地位和價值，從此彼此取暖依靠來活下去...........<text:line-break/><text:line-break/>再說回來政治。我甚至認為西方的政治根源或宗旨，就是循著聖經而來的；現代承接古代，始終把自己當世界的“主”能也是操控其它人類民族的。為什麼西方或說基督教，可以只因為某個人(先知)在山上聽到一個異聲自稱祂是上帝，而祂就變成了全宇宙和地球上的最大？而中國自古代就以玉皇大帝為天，這個天，我們從來也沒說祂是全宇宙的天，頂多就是中國天上的天.........</text:span></text:p>
      <text:p text:style-name="P2"><text:span text:style-name="T1">鄭豐遠   |  2020.10.01 10:27   |   </text:span><text:a xlink:type="simple" xlink:href="http://palinfo.habago.org/Entry?Command=Information_PrintForum&amp;iPage=1#FORUM40000"><text:span text:style-name="T2">#</text:span></text:a></text:p>
      <text:p text:style-name="P3"><text:span text:style-name="T1">法蒂瑪奇蹟我是完全相信的。我有過許多宗教體驗，因此從不懷疑這類事物的可能性。至於我自己經歷過的事，言語可能無法描述，畢竟那不是一種可以概念化的東西，你得自己親身體驗過，才能明白。<text:line-break/><text:line-break/>我這樣說，好像有點神棍的味道，但我可以對天發誓我並不是在騙人。而我說的宗教體驗也並不是去給人算命很準那類”技術”層面的事，而純粹是只能用神蹟來解釋的一些私密事件。<text:line-break/><text:line-break/>我能理解七萬人在神蹟面前嚇得倉惶逃竄，因為神蹟並不總是那麼充滿溫柔和祝福，而通常意味著罪與罰。畢竟一個人活著，有著一份生活，就已經是莫大的恩賜，難道還值得索求更多? 我們反而是不斷犯錯，傷害他人和自己的靈魂。<text:line-break/><text:line-break/>日前家中長輩辭世，差不多同一天，Andre Vltchek 死亡。這兩件事給了我不小的打擊。Andre Vltchek 的死，對我來說就像一位聖人的殞落那樣，讓我一下子陷入了一種憂鬱。Andre Vltchek 的死與阿桑吉的受難，讓我不禁陷入一種深深的不解與糾結，人們究竟是怎麼回事，為何如此反智，如此低能，帶著如此自毀式的愚昧; 不但看不到那些真正對人類有益的、高尚的人事物，反而熱情地擁抱那些有害的、邪惡的東西，而且一面倒，絕少例外。<text:line-break/><text:line-break/>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line-break/><text:line-break/>英文有個字叫作 limbo，有點宗教色彩，中文不曉得怎麼翻譯，只能用想像的。許多人 (特別是西方人) 在我看，可以說完完全全就活在這樣一種伸手不見五指，恐怕連氧氣都不存在的 limbo 裡。奇怪的是當一個人的心靈和大腦如此受困，他並不會因此而感到束縛，很多時候他可能自我感覺非常良好，以為自己很聰明，很懂得獨立思考，對自己的想法和判斷深信不疑。<text:line-break/><text:line-break/>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 室友的反應就和 Andre Vltchek 所說的香港學生那樣，似乎無法處理這樣的資訊，而且表現得很反感，似乎細菌兩個字冒犯到了他，因為他是完全不相信細菌和病毒的。於是我就不敢再問了 (我本來想繼續問下一個問題，那要冰箱有何用? 你怎麼就信了冰箱了?)。<text:line-break/><text:line-break/>室友經常拉肚子，我不是專家，但我知道為什麼。<text:line-break/><text:line-break/>如果一個人如此拒絕想像或認知一種可能的自然現象 (比如病原體或疾病)，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line-break/><text:line-break/>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p>
      <text:p text:style-name="P2"><text:span text:style-name="T1">鄭豐遠   |  2020.10.01 10:27   |   </text:span><text:a xlink:type="simple" xlink:href="http://palinfo.habago.org/Entry?Command=Information_PrintForum#FORUM40000"><text:span text:style-name="T2">#</text:span></text:a></text:p>
      <text:p text:style-name="P3"><text:span text:style-name="T1">法蒂瑪奇蹟我是完全相信的。我有過許多宗教體驗，因此從不懷疑這類事物的可能性。至於我自己經歷過的事，言語可能無法描述，畢竟那不是一種可以概念化的東西，你得自己親身體驗過，才能明白。<text:line-break/><text:line-break/>我這樣說，好像有點神棍的味道，但我可以對天發誓我並不是在騙人。而我說的宗教體驗也並不是去給人算命很準那類”技術”層面的事，而純粹是只能用神蹟來解釋的一些私密事件。<text:line-break/><text:line-break/>我能理解七萬人在神蹟面前嚇得倉惶逃竄，因為神蹟並不總是那麼充滿溫柔和祝福，而通常意味著罪與罰。畢竟一個人活著，有著一份生活，就已經是莫大的恩賜，難道還值得索求更多? 我們反而是不斷犯錯，傷害他人和自己的靈魂。<text:line-break/><text:line-break/>日前家中長輩辭世，差不多同一天，Andre Vltchek 死亡。這兩件事給了我不小的打擊。Andre Vltchek 的死，對我來說就像一位聖人的殞落那樣，讓我一下子陷入了一種憂鬱。Andre Vltchek 的死與阿桑吉的受難，讓我不禁陷入一種深深的不解與糾結，人們究竟是怎麼回事，為何如此反智，如此低能，帶著如此自毀式的愚昧; 不但看不到那些真正對人類有益的、高尚的人事物，反而熱情地擁抱那些有害的、邪惡的東西，而且一面倒，絕少例外。<text:line-break/><text:line-break/>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line-break/><text:line-break/>英文有個字叫作 limbo，有點宗教色彩，中文不曉得怎麼翻譯，只能用想像的。許多人 (特別是西方人) 在我看，可以說完完全全就活在這樣一種伸手不見五指，恐怕連氧氣都不存在的 limbo 裡。奇怪的是當一個人的心靈和大腦如此受困，他並不會因此而感到束縛，很多時候他可能自我感覺非常良好，以為自己很聰明，很懂得獨立思考，對自己的想法和判斷深信不疑。<text:line-break/><text:line-break/>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 室友的反應就 Andre Vltchek 所說的香港學生那樣，似乎無法處理這樣的資訊，而且表現得很反感，似乎細菌兩個字冒犯到了他，因為他是完全不相信細菌和病毒的。於是我就不敢再問了 (我本來想繼續問下一個問題，那要冰箱有何用? 你怎麼就信了冰箱了?)。<text:line-break/><text:line-break/>室友經常拉肚子，我不是專家，但我知道為什麼。<text:line-break/><text:line-break/>如果一個人如此拒絕想像或認知一種可能的自然現象 (比如病原體或疾病)，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line-break/><text:line-break/>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